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5.6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76cm"/>
    </style:style>
    <style:style style:name="co7" style:family="table-column">
      <style:table-column-properties fo:break-before="auto" style:column-width="15.51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4.628cm"/>
    </style:style>
    <style:style style:name="co12" style:family="table-column">
      <style:table-column-properties fo:break-before="auto" style:column-width="2.813cm"/>
    </style:style>
    <style:style style:name="co13" style:family="table-column">
      <style:table-column-properties fo:break-before="auto" style:column-width="5.447cm"/>
    </style:style>
    <style:style style:name="co14" style:family="table-column">
      <style:table-column-properties fo:break-before="auto" style:column-width="2.858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6.997cm"/>
    </style:style>
    <style:style style:name="co17" style:family="table-column">
      <style:table-column-properties fo:break-before="auto" style:column-width="3.676cm"/>
    </style:style>
    <style:style style:name="co18" style:family="table-column">
      <style:table-column-properties fo:break-before="auto" style:column-width="8.177cm"/>
    </style:style>
    <style:style style:name="co19" style:family="table-column">
      <style:table-column-properties fo:break-before="auto" style:column-width="2.378cm"/>
    </style:style>
    <style:style style:name="co20" style:family="table-column">
      <style:table-column-properties fo:break-before="auto" style:column-width="2.268cm"/>
    </style:style>
    <style:style style:name="co21" style:family="table-column">
      <style:table-column-properties fo:break-before="auto" style:column-width="1.642cm"/>
    </style:style>
    <style:style style:name="co22" style:family="table-column">
      <style:table-column-properties fo:break-before="auto" style:column-width="6.98cm"/>
    </style:style>
    <style:style style:name="co23" style:family="table-column">
      <style:table-column-properties fo:break-before="auto" style:column-width="1.369cm"/>
    </style:style>
    <style:style style:name="co24" style:family="table-column">
      <style:table-column-properties fo:break-before="auto" style:column-width="3cm"/>
    </style:style>
    <style:style style:name="co25" style:family="table-column">
      <style:table-column-properties fo:break-before="auto" style:column-width="3.004cm"/>
    </style:style>
    <style:style style:name="co26" style:family="table-column">
      <style:table-column-properties fo:break-before="auto" style:column-width="2.499cm"/>
    </style:style>
    <style:style style:name="co27" style:family="table-column">
      <style:table-column-properties fo:break-before="auto" style:column-width="0.924cm"/>
    </style:style>
    <style:style style:name="co28" style:family="table-column">
      <style:table-column-properties fo:break-before="auto" style:column-width="1.034cm"/>
    </style:style>
    <style:style style:name="co29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36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6.765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577cm" fo:break-before="auto" style:use-optimal-row-height="true"/>
    </style:style>
    <style:style style:name="ro11" style:family="table-row">
      <style:table-row-properties style:row-height="0.695cm" fo:break-before="auto" style:use-optimal-row-height="true"/>
    </style:style>
    <style:style style:name="ro1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style:cell-protect="protected" style:print-content="true" fo:wrap-option="wrap"/>
    </style:style>
    <style:style style:name="ce51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ackground-color="#bf819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ackground-color="#71b58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ackground-color="#aa68b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ackground-color="#e3a167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ackground-color="#6a7ab8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ackground-color="#806868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ackground-color="#d4ea6b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>
      <style:table-cell-properties fo:background-color="#bf819e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71b585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aa68b9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e3a167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6a7ab8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ackground-color="#806868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fo:background-color="#d4ea6b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7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cell-protect="none" style:print-content="true" fo:padding="0.101cm"/>
    </style:style>
    <style:style style:name="ce94" style:family="table-cell" style:parent-style-name="Default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5" style:family="table-cell" style:parent-style-name="Default">
      <style:table-cell-properties fo:border-bottom="none" fo:background-color="#3465a4" fo:border-left="0.06pt solid #000000" fo:padding="0.101cm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style:cell-protect="none" style:print-content="true" fo:border="0.06pt solid #000000" fo:padding="0.101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fo:border="0.06pt solid #000000" fo:padding="0.101c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cell-protect="none" style:print-content="true" fo:border-left="0.06pt solid #000000" fo:padding="0.101cm" fo:border-right="none" fo:border-top="none"/>
    </style:style>
    <style:style style:name="ce10" style:family="table-cell" style:parent-style-name="Default">
      <style:table-cell-properties fo:background-color="#2a6099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8">
      <style:table-cell-properties fo:background-color="#ffde59" style:cell-protect="none" style:print-content="true" style:text-align-source="fix" style:repeat-content="false" fo:border="0.06pt solid #000000" fo:padding="0.101cm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38">
      <style:table-cell-properties style:cell-protect="none" style:print-content="true" style:text-align-source="fix" style:repeat-content="false" fo:border="none" fo:padding="0.101cm"/>
      <style:paragraph-properties fo:text-align="end" fo:margin-left="0cm"/>
    </style:style>
    <style:style style:name="ce201" style:family="table-cell" style:parent-style-name="Default" style:data-style-name="N145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9" style:family="table-cell" style:parent-style-name="Default" style:data-style-name="N145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Default">
      <style:table-cell-properties fo:border-bottom="none" fo:background-color="#3465a4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ackground-color="#b4c7dc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ackground-color="#ffde59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none" style:cell-protect="none" style:print-content="true" style:diagonal-bl-tr="none" style:diagonal-tl-br="none" fo:border-left="0.06pt solid #000000" fo:border-right="none" style:rotation-align="none" fo:border-top="none"/>
    </style:style>
    <style:style style:name="ce207" style:family="table-cell" style:parent-style-name="Default">
      <style:table-cell-properties fo:background-color="#2a609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ackground-color="#b4c7d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45">
      <style:table-cell-properties fo:background-color="#ffde5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order-left="none" fo:border-right="none" fo:border-top="0.06pt solid #000000"/>
    </style:style>
    <style:style style:name="ce79" style:family="table-cell" style:parent-style-name="Default">
      <style:table-cell-properties fo:background-color="#3465a4" fo:padding="0.101cm"/>
    </style:style>
    <style:style style:name="ce14" style:family="table-cell" style:parent-style-name="Default" style:data-style-name="N37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fo:padding="0.101cm"/>
    </style:style>
    <style:style style:name="ce16" style:family="table-cell" style:parent-style-name="Default">
      <style:table-cell-properties fo:background-color="#ffde59" style:cell-protect="none" style:print-content="true" fo:border="0.06pt solid #000000" fo:padding="0.101cm"/>
    </style:style>
    <style:style style:name="ce17" style:family="table-cell" style:parent-style-name="Default" style:data-style-name="N11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e59" fo:border="0.06pt solid #000000" fo:padding="0.101cm"/>
    </style:style>
    <style:style style:name="ce19" style:family="table-cell" style:parent-style-name="Default">
      <style:table-cell-properties fo:background-color="#b4c7dc" style:cell-protect="none" style:print-content="true" fo:border="0.06pt solid #000000" fo:padding="0.101cm"/>
    </style:style>
    <style:style style:name="ce83" style:family="table-cell" style:parent-style-name="Default" style:data-style-name="N2">
      <style:table-cell-properties fo:background-color="#ffde59" style:cell-protect="none" style:print-content="true" fo:border="0.06pt solid #000000" fo:padding="0.101cm"/>
    </style:style>
    <style:style style:name="ce85" style:family="table-cell" style:parent-style-name="Default" style:data-style-name="N2">
      <style:table-cell-properties fo:background-color="#b4c7dc" style:cell-protect="none" style:print-content="true" fo:border="0.06pt solid #000000" fo:padding="0.101cm"/>
    </style:style>
    <style:style style:name="ce20" style:family="table-cell" style:parent-style-name="Default">
      <style:table-cell-properties style:cell-protect="none" style:print-content="true" fo:border="0.06pt solid #000000" fo:padding="0.101cm"/>
    </style:style>
    <style:style style:name="ce21" style:family="table-cell" style:parent-style-name="Default" style:data-style-name="N1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de59" style:cell-protect="none" style:print-content="true" fo:border="0.06pt solid #000000" fo:padding="0.101cm"/>
    </style:style>
    <style:style style:name="ce23" style:family="table-cell" style:parent-style-name="Default" style:data-style-name="N0">
      <style:table-cell-properties style:cell-protect="none" style:print-content="true" fo:border="none" fo:padding="0.101cm"/>
    </style:style>
    <style:style style:name="ce145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</style:style>
    <style:style style:name="ce146" style:family="table-cell" style:parent-style-name="Default" style:data-style-name="N37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 style:data-style-name="N0">
      <style:table-cell-properties fo:background-color="#b4c7dc" style:cell-protect="protected" style:print-content="true" style:diagonal-bl-tr="none" style:diagonal-tl-br="none" fo:border="0.06pt solid #000000" style:rotation-align="none"/>
    </style:style>
    <style:style style:name="ce148" style:family="table-cell" style:parent-style-name="Default" style:data-style-name="N0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149" style:family="table-cell" style:parent-style-name="Default" style:data-style-name="N11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ackground-color="#ffde59" style:cell-protect="none" style:print-content="true" style:diagonal-bl-tr="none" style:diagonal-tl-br="none" fo:border="0.06pt solid #000000" style:rotation-align="none"/>
    </style:style>
    <style:style style:name="ce151" style:family="table-cell" style:parent-style-name="Default" style:data-style-name="N2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152" style:family="table-cell" style:parent-style-name="Default" style:data-style-name="N2">
      <style:table-cell-properties fo:background-color="#b4c7dc" style:cell-protect="protected" style:print-content="true" style:diagonal-bl-tr="none" style:diagonal-tl-br="none" fo:border="0.06pt solid #000000" style:rotation-align="none"/>
    </style:style>
    <style:style style:name="ce153" style:family="table-cell" style:parent-style-name="Default">
      <style:table-cell-properties style:cell-protect="none" style:print-content="true" style:rotation-align="none"/>
    </style:style>
    <style:style style:name="ce154" style:family="table-cell" style:parent-style-name="Default" style:data-style-name="N1">
      <style:table-cell-properties fo:background-color="#ffde59" style:cell-protect="protected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 style:data-style-name="N1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24" style:family="table-cell" style:parent-style-name="Default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fo:border="none" fo:padding="0.101cm"/>
    </style:style>
    <style:style style:name="ce158" style:family="table-cell" style:parent-style-name="Default" style:data-style-name="N0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>
      <style:table-cell-properties fo:border-bottom="0.06pt solid #000000" style:cell-protect="none" style:print-content="true" fo:border-left="none" fo:padding="0.101cm" fo:border-right="none" fo:border-top="none"/>
    </style:style>
    <style:style style:name="ce160" style:family="table-cell" style:parent-style-name="Default">
      <style:table-cell-properties fo:background-color="#ffffff" style:cell-protect="none" style:print-content="tru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fo:border-bottom="0.06pt solid #000000" style:cell-protect="none" style:print-content="true" style:diagonal-bl-tr="none" style:diagonal-tl-br="none" fo:border-left="none" fo:border-right="none" style:rotation-align="none" fo:border-top="none"/>
    </style:style>
    <style:style style:name="ce162" style:family="table-cell" style:parent-style-name="Default">
      <style:table-cell-properties fo:background-color="#ffffff" style:cell-protect="none" style:print-content="true" style:rotation-align="none"/>
    </style:style>
    <style:style style:name="ce163" style:family="table-cell" style:parent-style-name="Default">
      <style:table-cell-properties fo:border-bottom="none" fo:border-left="none" fo:border-right="0.06pt solid #000000" fo:border-top="0.06pt solid #000000"/>
    </style:style>
    <style:style style:name="ce164" style:family="table-cell" style:parent-style-name="Default">
      <style:table-cell-properties fo:border-bottom="none" style:cell-protect="none" style:print-content="true" fo:border-left="none" fo:padding="0.101cm" fo:border-right="0.06pt solid #000000" fo:border-top="none"/>
    </style:style>
    <style:style style:name="ce165" style:family="table-cell" style:parent-style-name="Default">
      <style:table-cell-properties fo:border-bottom="0.06pt solid #000000" style:cell-protect="none" style:print-content="true" fo:border-left="none" fo:padding="0.101cm" fo:border-right="0.06pt solid #000000" fo:border-top="none"/>
    </style:style>
    <style:style style:name="ce166" style:family="table-cell" style:parent-style-name="Default">
      <style:table-cell-properties fo:border-bottom="none" fo:background-color="#ffffff" style:cell-protect="none" style:print-content="true" style:diagonal-bl-tr="none" style:diagonal-tl-br="none" fo:border-left="none" fo:border-right="0.06pt solid #000000" style:rotation-align="none" fo:border-top="none"/>
    </style:style>
    <style:style style:name="ce167" style:family="table-cell" style:parent-style-name="Default">
      <style:table-cell-properties fo:border-bottom="none" style:cell-protect="none" style:print-content="true" style:diagonal-bl-tr="none" style:diagonal-tl-br="none" fo:border-left="none" fo:border-right="0.06pt solid #000000" style:rotation-align="none" fo:border-top="none"/>
    </style:style>
    <style:style style:name="ce168" style:family="table-cell" style:parent-style-name="Default">
      <style:table-cell-properties fo:border-bottom="0.06pt solid #000000" style:cell-protect="none" style:print-content="true" style:diagonal-bl-tr="none" style:diagonal-tl-br="none" fo:border-left="none" fo:border-right="0.06pt solid #000000" style:rotation-align="none" fo:border-top="none"/>
    </style:style>
    <style:style style:name="ce248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b2b2b2" fo:border-left="none" fo:border-right="none" fo:border-top="none" style:vertical-align="middle"/>
    </style:style>
    <style:style style:name="ce30" style:family="table-cell" style:parent-style-name="Default">
      <style:table-cell-properties fo:border-bottom="0.74pt solid #b2b2b2" fo:border-left="none" fo:border-right="none" fo:border-top="0.74pt solid #b2b2b2" style:vertical-align="middle"/>
    </style:style>
    <style:style style:name="ce174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fo:background-color="#2a6099" fo:border-left="0.06pt solid #000000" fo:border-right="none" fo:border-top="0.06pt solid #000000" style:vertical-align="middle"/>
    </style:style>
    <style:style style:name="ce32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7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ce112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5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7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" style:family="table-cell" style:parent-style-name="Default" style:data-style-name="N107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04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2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3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30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2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200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="none" style:vertical-align="middle"/>
    </style:style>
    <style:style style:name="ce110" style:family="table-cell" style:parent-style-name="Default">
      <style:table-cell-properties fo:background-color="#ffffff" fo:border="none" style:vertical-align="middle"/>
      <style:text-properties fo:color="#000000" fo:font-size="9pt" fo:font-weight="normal" style:font-size-asian="9pt" style:font-weight-asian="normal" style:font-size-complex="9pt" style:font-weight-complex="normal"/>
    </style:style>
    <style:style style:name="ce281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8">
      <style:table-cell-properties fo:border-bottom="none" fo:background-color="#b2b2b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102" style:family="table-cell" style:parent-style-name="Default">
      <style:table-cell-properties fo:border-bottom="0.74pt solid #b2b2b2" fo:border-left="none" fo:border-right="none" fo:border-top="none" style:vertical-align="middle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43" style:family="table-cell" style:parent-style-name="Default">
      <style:table-cell-properties fo:border-bottom="0.74pt solid #b2b2b2" fo:border-left="none" fo:border-right="none" fo:border-top="0.74pt solid #b2b2b2" style:vertical-align="middle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44" style:family="table-cell" style:parent-style-name="Default">
      <style:table-cell-properties fo:border-bottom="none" fo:background-color="#b2b2b2" fo:border-left="none" fo:border-right="none" fo:border-top="0.74pt solid #000000" style:vertical-align="middle"/>
    </style:style>
    <style:style style:name="ce45" style:family="table-cell" style:parent-style-name="Default" style:data-style-name="N108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43" style:family="table-cell" style:parent-style-name="Default">
      <style:table-cell-properties fo:border-bottom="none" fo:background-color="#b2b2b2" fo:border-left="none" fo:border-right="0.74pt solid #000000" fo:border-top="0.74pt solid #000000" style:vertical-align="middle"/>
    </style:style>
    <style:style style:name="ce47" style:family="table-cell" style:parent-style-name="Default" style:data-style-name="N108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gr1" style:family="graphic">
      <style:graphic-properties draw:stroke="solid" svg:stroke-width="0.2cm" svg:stroke-color="#3465a4" draw:marker-start-width="0.5cm" draw:marker-end-width="0.5cm" draw:fill="none" draw:textarea-horizontal-align="center" draw:textarea-vertical-align="middle" fo:padding-top="0.1cm" fo:padding-bottom="0.1cm" fo:padding-left="0.1cm" fo:padding-right="0.1cm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3" style:family="graphic">
      <style:graphic-properties draw:symbol-color="#3465a4" fo:background-color="#808080" fo:border="soli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/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querimientos (RF)" table:style-name="ta1">
        <office:forms form:automatic-focus="true" form:apply-design-mode="false"/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46"/>
        <table:table-column table:style-name="co4" table:default-cell-style-name="ce48"/>
        <table:table-column table:style-name="co5" table:number-columns-repeated="1019" table:default-cell-style-name="ce3"/>
        <table:table-row table:style-name="ro1">
          <table:table-cell table:number-columns-repeated="5"/>
          <table:table-cell table:style-name="ce49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Ítem</text:p>
          </table:table-cell>
          <table:table-cell table:style-name="ce38" office:value-type="string" calcext:value-type="string">
            <text:p>REQUERIMIENTOS FUNCIONALES</text:p>
          </table:table-cell>
          <table:table-cell table:style-name="ce4" office:value-type="string" calcext:value-type="string">
            <text:p>MODULO</text:p>
          </table:table-cell>
          <table:table-cell table:style-name="ce4" office:value-type="string" calcext:value-type="string">
            <text:p>ESTADO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9" office:value-type="string" calcext:value-type="string">
            <text:p>*El modulo de contratación debe permitir la creación, eliminación, edición y consulta,  </text:p>
            <text:p>de los datos de un empleado los cuales son: </text:p>
            <text:p/>
            <text:p>- Registro de cédula</text:p>
            <text:p>- Registro de nombre</text:p>
            <text:p>- Registro de apellidos</text:p>
            <text:p>- Registro de genero</text:p>
            <text:p>- Registro de EPS</text:p>
            <text:p>- Registro de ARL</text:p>
            <text:p>- Registro de salario</text:p>
            <text:p>- Registro de tipo de contrato</text:p>
            <text:p>- Registro de correo electrónico</text:p>
            <text:p>- Registro de teléfono</text:p>
            <text:p>- Registro de dirección </text:p>
            <text:p>- Registro de sueldo</text:p>
            <text:p/>
          </table:table-cell>
          <table:table-cell table:style-name="ce4" office:value-type="string" calcext:value-type="string">
            <text:p>Contratación </text:p>
          </table:table-cell>
          <table:table-cell table:style-name="ce4"/>
          <table:table-cell table:style-name="ce49"/>
          <table:table-cell table:number-columns-repeated="1018"/>
        </table:table-row>
        <table:table-row table:style-name="ro3">
          <table:table-cell table:style-name="ce3"/>
          <table:table-cell table:style-name="ce27" office:value-type="float" office:value="2" calcext:value-type="float">
            <text:p>2</text:p>
          </table:table-cell>
          <table:table-cell table:style-name="ce39" office:value-type="string" calcext:value-type="string">
            <text:p>*se requiere dos secciones, una general para Consultas que contiene una lista de los </text:p>
            <text:p>empleados que muestre apellido, nombre, identificación email y sueldo otra pestaña para </text:p>
            <text:p>las demás operaciones</text:p>
            <text:p/>
          </table:table-cell>
          <table:table-cell table:style-name="ce4" office:value-type="string" calcext:value-type="string">
            <text:p>Contratación 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3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*Cada registro del empleado debe ser guardado en una base de datos</text:p>
            <text:p/>
          </table:table-cell>
          <table:table-cell table:style-name="ce4" office:value-type="string" calcext:value-type="string">
            <text:p>Contratación 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3"/>
          <table:table-cell table:style-name="ce27" office:value-type="float" office:value="4" calcext:value-type="float">
            <text:p>4</text:p>
          </table:table-cell>
          <table:table-cell table:style-name="ce39" office:value-type="string" calcext:value-type="string">
            <text:p>*El modulo de clientes debe permitir la creación, eliminación, edición y consulta,  </text:p>
            <text:p>de los datos de un cliente los cuales son: </text:p>
            <text:p/>
            <text:p>- Registro de cédula</text:p>
            <text:p>- Registro de nombre</text:p>
            <text:p>- Registro de correo electrónico</text:p>
            <text:p/>
          </table:table-cell>
          <table:table-cell table:style-name="ce4" office:value-type="string" calcext:value-type="string">
            <text:p>Clientes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3"/>
          <table:table-cell table:style-name="ce27" office:value-type="float" office:value="5" calcext:value-type="float">
            <text:p>5</text:p>
          </table:table-cell>
          <table:table-cell table:style-name="ce39" office:value-type="string" calcext:value-type="string">
            <text:p>*se requiere dos secciones, una general para Consultas que contiene una lista de los </text:p>
            <text:p>clientes que muestre apellido, nombre, identificación y otra pestaña para las </text:p>
            <text:p>demás operaciones</text:p>
            <text:p/>
          </table:table-cell>
          <table:table-cell table:style-name="ce4" office:value-type="string" calcext:value-type="string">
            <text:p>Clientes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3"/>
          <table:table-cell table:style-name="ce27" office:value-type="float" office:value="6" calcext:value-type="float">
            <text:p>6</text:p>
          </table:table-cell>
          <table:table-cell table:style-name="ce39" office:value-type="string" calcext:value-type="string">
            <text:p>*Cada registro del cliente debe ser guardado en una base de datos</text:p>
            <text:p/>
          </table:table-cell>
          <table:table-cell table:style-name="ce4" office:value-type="string" calcext:value-type="string">
            <text:p>Clientes</text:p>
          </table:table-cell>
          <table:table-cell table:style-name="ce4"/>
          <table:table-cell table:number-columns-repeated="1019"/>
        </table:table-row>
        <table:table-row table:style-name="ro6">
          <table:table-cell table:style-name="ce3"/>
          <table:table-cell table:style-name="ce27" office:value-type="float" office:value="7" calcext:value-type="float">
            <text:p>7</text:p>
          </table:table-cell>
          <table:table-cell table:style-name="ce39" office:value-type="string" calcext:value-type="string">
            <text:p>*El modulo de proveedores debe permitir la creación, eliminación, edición y consulta </text:p>
            <text:p>dividido en dos secciones , General y Actualización, los datos de un proveedor  son: </text:p>
            <text:p/>
            <text:p>- Registro de NIT</text:p>
            <text:p>- Registro de nombre</text:p>
            <text:p>- Registro de correo electrónico</text:p>
            <text:p>- Registro de teléfono</text:p>
            <text:p>- Registro de dirección </text:p>
            <text:p>- Registro de nombre del producto </text:p>
            <text:p>- Registro de Código del producto</text:p>
            <text:p>- Registro de valor unitario del producto</text:p>
            <text:p>- Registro de cantidad de producto </text:p>
            <text:p>- Registro de numero de factura</text:p>
            <text:p>- Registro de valor de factura </text:p>
            <text:p>- Registro de fecha de compra</text:p>
            <text:p>- Registro de fecha de vencimiento de factura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8" calcext:value-type="float">
            <text:p>8</text:p>
          </table:table-cell>
          <table:table-cell table:style-name="ce39" office:value-type="string" calcext:value-type="string">
            <text:p>*En la sección General se deben listar los proveedores con los datos nombre de proveedor, </text:p>
            <text:p>NIT, nombre del producto, código del producto, Costo, código del producto</text:p>
            <text:p> </text:p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9" calcext:value-type="float">
            <text:p>9</text:p>
          </table:table-cell>
          <table:table-cell table:style-name="ce39" office:value-type="string" calcext:value-type="string">
            <text:p>*En la sección General se debe permitir el registro de compra que pedirá </text:p>
            <text:p>Nit, Código de producto, Cantidad, fecha de factura, valor de factura, numero de factura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10" calcext:value-type="float">
            <text:p>10</text:p>
          </table:table-cell>
          <table:table-cell table:style-name="ce39" office:value-type="string" calcext:value-type="string">
            <text:p>*Cuando se registre una compra automáticamente los productos pasarán a estar </text:p>
            <text:p>disponibles en el inventario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3"/>
          <table:table-cell table:style-name="ce27" office:value-type="float" office:value="11" calcext:value-type="float">
            <text:p>11</text:p>
          </table:table-cell>
          <table:table-cell table:style-name="ce39" office:value-type="string" calcext:value-type="string">
            <text:p>*El programa debe calcular la cantidad de días para el pago de la factura dada una fecha </text:p>
            <text:p>inicial y una fecha final, se entiende que el pago es a crédito si existe diferencia entre fechas</text:p>
            <text:p>o al contado si las fechas son iguales.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/>
          <table:table-cell office:value-type="string" calcext:value-type="string">
            <text:p/>
            <text:p/>
          </table:table-cell>
          <table:table-cell table:number-columns-repeated="1017"/>
        </table:table-row>
        <table:table-row table:style-name="ro5">
          <table:table-cell table:style-name="ce3"/>
          <table:table-cell table:style-name="ce27" office:value-type="float" office:value="12" calcext:value-type="float">
            <text:p>12</text:p>
          </table:table-cell>
          <table:table-cell table:style-name="ce39" office:value-type="string" calcext:value-type="string">
            <text:p>*El modulo de PQRS debe permitir la creación y consulta, de PQRS de un proveedor </text:p>
            <text:p>los cuales son: </text:p>
            <text:p/>
            <text:p>- Tipo de reclamo (PQRS)</text:p>
            <text:p>- Fecha de registro</text:p>
            <text:p>- Cédula del Usuario</text:p>
            <text:p/>
          </table:table-cell>
          <table:table-cell table:style-name="ce4" office:value-type="string" calcext:value-type="string">
            <text:p>PQR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13" calcext:value-type="float">
            <text:p>13</text:p>
          </table:table-cell>
          <table:table-cell table:style-name="ce39" office:value-type="string" calcext:value-type="string">
            <text:p>*El modulo únicamente será gestionado por el encargado del software quien contará con </text:p>
            <text:p>las PQRS que serán diligenciadas por los clientes en buzón </text:p>
            <text:p/>
          </table:table-cell>
          <table:table-cell table:style-name="ce4" office:value-type="string" calcext:value-type="string">
            <text:p>PQRS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3"/>
          <table:table-cell table:style-name="ce27" office:value-type="float" office:value="14" calcext:value-type="float">
            <text:p>14</text:p>
          </table:table-cell>
          <table:table-cell table:style-name="ce39"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table:style-name="ce4" office:value-type="string" calcext:value-type="string">
            <text:p>PQRS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3"/>
          <table:table-cell table:style-name="ce27" office:value-type="float" office:value="15" calcext:value-type="float">
            <text:p>15</text:p>
          </table:table-cell>
          <table:table-cell table:style-name="ce39" office:value-type="string" calcext:value-type="string">
            <text:p>*EL modulo de inventario debe mostrar los siguientes campos:</text:p>
            <text:p/>
            <text:p>-Código del producto </text:p>
            <text:p>-Nombre del producto </text:p>
            <text:p>-Valor unitario del producto</text:p>
            <text:p>-Cantidad del producto en stock</text:p>
            <text:p/>
          </table:table-cell>
          <table:table-cell table:style-name="ce4" office:value-type="string" calcext:value-type="string">
            <text:p>Inventario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16" calcext:value-type="float">
            <text:p>16</text:p>
          </table:table-cell>
          <table:table-cell table:style-name="ce39" office:value-type="string" calcext:value-type="string">
            <text:p>*El modulo deberá resaltar en colores los distintos productos, Rojo para 2 unidades o menos</text:p>
            <text:p>y amarillo para menos de 10 y no resaltar cantidades mayores</text:p>
            <text:p> </text:p>
          </table:table-cell>
          <table:table-cell table:style-name="ce4" office:value-type="string" calcext:value-type="string">
            <text:p>Inventario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17" calcext:value-type="float">
            <text:p>17</text:p>
          </table:table-cell>
          <table:table-cell table:style-name="ce39" office:value-type="string" calcext:value-type="string">
            <text:p>*El modulo de ventas debe mostrar un gráfico tiempo-ventas para las ventas del mes </text:p>
            <text:p>así como otro para las ventas del año.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18" calcext:value-type="float">
            <text:p>18</text:p>
          </table:table-cell>
          <table:table-cell table:style-name="ce39" office:value-type="string" calcext:value-type="string">
            <text:p>* El modulo de ventas debe mostrar un gráfico que muestre la relación costo beneficio del </text:p>
            <text:p>los últimos 3 meses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19" calcext:value-type="float">
            <text:p>19</text:p>
          </table:table-cell>
          <table:table-cell table:style-name="ce39" office:value-type="string" calcext:value-type="string">
            <text:p>*El modulo de ventas debe tener una sección de registro de ventas , con los datos código </text:p>
            <text:p>de producto, cantidad, descuento, impuesto, total, fecha venta, cédula vendedor, cédula cliente.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20" calcext:value-type="float">
            <text:p>20</text:p>
          </table:table-cell>
          <table:table-cell table:style-name="ce39" office:value-type="string" calcext:value-type="string">
            <text:p>*Cuando se registre una venta el programa deberá descontar la cantidad del producto en el</text:p>
            <text:p> inventario 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1" table:number-rows-repeated="14">
          <table:table-cell table:style-name="ce3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erimientos (RNF)" table:style-name="ta1">
        <office:forms form:automatic-focus="true" form:apply-design-mode="false"/>
        <table:table-column table:style-name="co5" table:default-cell-style-name="Default"/>
        <table:table-column table:style-name="co6" table:default-cell-style-name="ce27"/>
        <table:table-column table:style-name="co7" table:default-cell-style-name="ce39"/>
        <table:table-column table:style-name="co8" table:default-cell-style-name="ce4"/>
        <table:table-column table:style-name="co9" table:default-cell-style-name="ce4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Ítem</text:p>
          </table:table-cell>
          <table:table-cell table:style-name="ce38" office:value-type="string" calcext:value-type="string">
            <text:p>REQUERIMIENTOS FUNCIONALES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ESTADO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Se requiere el mínimo posible de datos multivaluados.</text:p>
            <text:p/>
          </table:table-cell>
          <table:table-cell office:value-type="string" calcext:value-type="string">
            <text:p><text:span text:style-name="T1">N/a</text:span> 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*Los datos deben poseer persistencia. no se requieren campos multivaluados</text:p>
            <text:p/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*La interfaz debe favorecer la usabilidad, debe ser amigable intuitiva y minimalista, </text:p>
            <text:p>dando especial atención a esto.</text:p>
            <text:p/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office:value-type="string" calcext:value-type="string">
            <text:p>PQRS</text:p>
          </table:table-cell>
          <table:table-cell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*Para la base de datos se usará un modelo relacional</text:p>
            <text:p/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*Desarrollo en C# y framework .NET</text:p>
            <text:p/>
          </table:table-cell>
          <table:table-cell office:value-type="string" calcext:value-type="string">
            <text:p>N/a</text:p>
          </table:table-cell>
          <table:table-cell/>
        </table:table-row>
      </table:table>
      <table:table table:name="EntidadesDgConceptual" table:style-name="ta1">
        <office:forms form:automatic-focus="true" form:apply-design-mode="false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9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51" office:value-type="string" calcext:value-type="string">
            <text:p>TIPO</text:p>
          </table:table-cell>
          <table:table-cell table:style-name="ce51" office:value-type="string" calcext:value-type="string">
            <text:p>ATRIBUTOS</text:p>
          </table:table-cell>
          <table:table-cell table:style-name="ce73" office:value-type="string" calcext:value-type="string">
            <text:p>ENTIDAD</text:p>
          </table:table-cell>
          <table:table-cell table:style-name="ce51" office:value-type="string" calcext:value-type="string">
            <text:p>DEPENDENCIAS</text:p>
          </table:table-cell>
          <table:table-cell table:style-name="ce51" office:value-type="string" calcext:value-type="string">
            <text:p>OBLIGATORIO</text:p>
          </table:table-cell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int</text:p>
          </table:table-cell>
          <table:table-cell table:style-name="ce77" office:value-type="string" calcext:value-type="string">
            <text:p>emp_id</text:p>
          </table:table-cell>
          <table:table-cell table:style-name="ce100" office:value-type="string" calcext:value-type="string">
            <text:p>EMPRESA</text:p>
          </table:table-cell>
          <table:table-cell table:style-name="ce122" office:value-type="string" calcext:value-type="string">
            <text:p>pk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77" office:value-type="string" calcext:value-type="string">
            <text:p>emp_nombre</text:p>
          </table:table-cell>
          <table:table-cell table:style-name="ce100" office:value-type="string" calcext:value-type="string">
            <text:p>EMPRESA</text:p>
          </table:table-cell>
          <table:table-cell table:style-name="ce122" table:number-columns-repeated="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77" office:value-type="string" calcext:value-type="string">
            <text:p>emp_NIT</text:p>
          </table:table-cell>
          <table:table-cell table:style-name="ce100" office:value-type="string" calcext:value-type="string">
            <text:p>EMPRESA</text:p>
          </table:table-cell>
          <table:table-cell table:style-name="ce122" table:number-columns-repeated="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77" office:value-type="string" calcext:value-type="string">
            <text:p>emp_telefono</text:p>
          </table:table-cell>
          <table:table-cell table:style-name="ce100" office:value-type="string" calcext:value-type="string">
            <text:p>EMPRESA</text:p>
          </table:table-cell>
          <table:table-cell table:style-name="ce122" table:number-columns-repeated="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77" office:value-type="string" calcext:value-type="string">
            <text:p>emp_direccion</text:p>
          </table:table-cell>
          <table:table-cell table:style-name="ce100" office:value-type="string" calcext:value-type="string">
            <text:p>EMPRESA</text:p>
          </table:table-cell>
          <table:table-cell table:style-name="ce122" table:number-columns-repeated="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int</text:p>
          </table:table-cell>
          <table:table-cell table:style-name="ce88" office:value-type="string" calcext:value-type="string">
            <text:p><text:span text:style-name="T2">emp_</text:span>id</text:p>
          </table:table-cell>
          <table:table-cell table:style-name="ce134" office:value-type="string" calcext:value-type="string">
            <text:p>EMPLEADO</text:p>
          </table:table-cell>
          <table:table-cell table:style-name="ce122" office:value-type="string" calcext:value-type="string">
            <text:p>pk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88" office:value-type="string" calcext:value-type="string">
            <text:p><text:span text:style-name="T2">emp_</text:span>nombre</text:p>
          </table:table-cell>
          <table:table-cell table:style-name="ce134" office:value-type="string" calcext:value-type="string">
            <text:p>EMPLEADO</text:p>
          </table:table-cell>
          <table:table-cell table:style-name="ce122" table:number-columns-repeated="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88" office:value-type="string" calcext:value-type="string">
            <text:p><text:span text:style-name="T2">emp_</text:span>apellido</text:p>
          </table:table-cell>
          <table:table-cell table:style-name="ce134" office:value-type="string" calcext:value-type="string">
            <text:p>EMPLEADO</text:p>
          </table:table-cell>
          <table:table-cell table:style-name="ce122" table:number-columns-repeated="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88" office:value-type="string" calcext:value-type="string">
            <text:p><text:span text:style-name="T2">emp_</text:span>cedula</text:p>
          </table:table-cell>
          <table:table-cell table:style-name="ce134" office:value-type="string" calcext:value-type="string">
            <text:p>EMPLEADO</text:p>
          </table:table-cell>
          <table:table-cell table:style-name="ce122" table:number-columns-repeated="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88" office:value-type="string" calcext:value-type="string">
            <text:p><text:span text:style-name="T2">emp_</text:span>genero</text:p>
          </table:table-cell>
          <table:table-cell table:style-name="ce134" office:value-type="string" calcext:value-type="string">
            <text:p>EMPLEADO</text:p>
          </table:table-cell>
          <table:table-cell table:style-name="ce122" table:number-columns-repeated="2"/>
          <table:table-cell table:number-columns-repeated="2"/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88" office:value-type="string" calcext:value-type="string">
            <text:p><text:span text:style-name="T2">emp_</text:span>email</text:p>
          </table:table-cell>
          <table:table-cell table:style-name="ce134" office:value-type="string" calcext:value-type="string">
            <text:p>EMPLEADO</text:p>
          </table:table-cell>
          <table:table-cell table:style-name="ce122" table:number-columns-repeated="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90" office:value-type="string" calcext:value-type="string">
            <text:p>emp_id</text:p>
          </table:table-cell>
          <table:table-cell table:style-name="ce134" office:value-type="string" calcext:value-type="string">
            <text:p>EMPLEADO</text:p>
          </table:table-cell>
          <table:table-cell table:style-name="ce74" office:value-type="string" calcext:value-type="string">
            <text:p>pk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90" office:value-type="string" calcext:value-type="string">
            <text:p>emp_EPS</text:p>
          </table:table-cell>
          <table:table-cell table:style-name="ce134" office:value-type="string" calcext:value-type="string">
            <text:p>EMPLEADO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90" office:value-type="string" calcext:value-type="string">
            <text:p>emp_ARL</text:p>
          </table:table-cell>
          <table:table-cell table:style-name="ce134" office:value-type="string" calcext:value-type="string">
            <text:p>EMPLEADO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90" office:value-type="string" calcext:value-type="string">
            <text:p>emp_Salario</text:p>
          </table:table-cell>
          <table:table-cell table:style-name="ce134" office:value-type="string" calcext:value-type="string">
            <text:p>EMPLEADO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90" office:value-type="string" calcext:value-type="string">
            <text:p>emp_Celular</text:p>
          </table:table-cell>
          <table:table-cell table:style-name="ce134" office:value-type="string" calcext:value-type="string">
            <text:p>EMPLEADO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90" office:value-type="string" calcext:value-type="string">
            <text:p>emp_Dirección</text:p>
          </table:table-cell>
          <table:table-cell table:style-name="ce134" office:value-type="string" calcext:value-type="string">
            <text:p>EMPLEADO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/>
          <table:table-cell table:style-name="ce90" office:value-type="string" calcext:value-type="string">
            <text:p>emp_pk_empresa</text:p>
          </table:table-cell>
          <table:table-cell table:style-name="ce134" office:value-type="string" calcext:value-type="string">
            <text:p>EMPLEADO</text:p>
          </table:table-cell>
          <table:table-cell table:style-name="ce74" office:value-type="string" calcext:value-type="string">
            <text:p><text:span text:style-name="T2">EMPLEADO – </text:span>EMPRESA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2" office:value-type="string" calcext:value-type="string">
            <text:p>cli_id</text:p>
          </table:table-cell>
          <table:table-cell table:style-name="ce106" office:value-type="string" calcext:value-type="string">
            <text:p>CLIENTE</text:p>
          </table:table-cell>
          <table:table-cell table:style-name="ce74" office:value-type="string" calcext:value-type="string">
            <text:p>pk</text:p>
          </table:table-cell>
          <table:table-cell table:style-name="ce122"/>
          <table:table-cell table:style-name="ce59" office:value-type="string" calcext:value-type="string">
            <text:p>cli_pv_id</text:p>
          </table:table-cell>
          <table:table-cell table:style-name="ce59" office:value-type="string" calcext:value-type="string">
            <text:p>cliente_proveedor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2" office:value-type="string" calcext:value-type="string">
            <text:p>cli_nombre</text:p>
          </table:table-cell>
          <table:table-cell table:style-name="ce106" office:value-type="string" calcext:value-type="string">
            <text:p>CLIENTE</text:p>
          </table:table-cell>
          <table:table-cell table:style-name="ce74"/>
          <table:table-cell table:style-name="ce122"/>
          <table:table-cell table:style-name="ce59" office:value-type="string" calcext:value-type="string">
            <text:p>cli_pv_fk_producto</text:p>
          </table:table-cell>
          <table:table-cell table:style-name="ce59" office:value-type="string" calcext:value-type="string">
            <text:p>cliente_proveedor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2" office:value-type="string" calcext:value-type="string">
            <text:p>cli_cedula</text:p>
          </table:table-cell>
          <table:table-cell table:style-name="ce106" office:value-type="string" calcext:value-type="string">
            <text:p>CLIENTE</text:p>
          </table:table-cell>
          <table:table-cell table:style-name="ce74"/>
          <table:table-cell table:style-name="ce122"/>
          <table:table-cell table:style-name="ce59" office:value-type="string" calcext:value-type="string">
            <text:p>cli_pv_fk_proveedor</text:p>
          </table:table-cell>
          <table:table-cell table:style-name="ce59" office:value-type="string" calcext:value-type="string">
            <text:p>cliente_proveedor</text:p>
          </table:table-cell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2" office:value-type="string" calcext:value-type="string">
            <text:p>cli_pk_factura_venta</text:p>
          </table:table-cell>
          <table:table-cell table:style-name="ce106" office:value-type="string" calcext:value-type="string">
            <text:p>CLIENTE</text:p>
          </table:table-cell>
          <table:table-cell table:style-name="ce74" office:value-type="string" calcext:value-type="string">
            <text:p>CLIENTE – FAC_VENTA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6" office:value-type="string" calcext:value-type="string">
            <text:p>pvd_id</text:p>
          </table:table-cell>
          <table:table-cell table:style-name="ce107" office:value-type="string" calcext:value-type="string">
            <text:p>PROVEEDOR</text:p>
          </table:table-cell>
          <table:table-cell table:style-name="ce74" office:value-type="string" calcext:value-type="string">
            <text:p>pk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6" office:value-type="string" calcext:value-type="string">
            <text:p>pvd_NIT</text:p>
          </table:table-cell>
          <table:table-cell table:style-name="ce107" office:value-type="string" calcext:value-type="string">
            <text:p>PROVEEDOR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6" office:value-type="string" calcext:value-type="string">
            <text:p>pvd_nombre</text:p>
          </table:table-cell>
          <table:table-cell table:style-name="ce107" office:value-type="string" calcext:value-type="string">
            <text:p>PROVEEDOR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6" office:value-type="string" calcext:value-type="string">
            <text:p>pvd_correo</text:p>
          </table:table-cell>
          <table:table-cell table:style-name="ce107" office:value-type="string" calcext:value-type="string">
            <text:p>PROVEEDOR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6" office:value-type="string" calcext:value-type="string">
            <text:p>pvd_telefono</text:p>
          </table:table-cell>
          <table:table-cell table:style-name="ce107" office:value-type="string" calcext:value-type="string">
            <text:p>PROVEEDOR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6" office:value-type="string" calcext:value-type="string">
            <text:p>pvd_direccion</text:p>
          </table:table-cell>
          <table:table-cell table:style-name="ce107" office:value-type="string" calcext:value-type="string">
            <text:p>PROVEEDOR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7" office:value-type="string" calcext:value-type="string">
            <text:p>prod_id</text:p>
          </table:table-cell>
          <table:table-cell table:style-name="ce108" office:value-type="string" calcext:value-type="string">
            <text:p>PRODUCTO</text:p>
          </table:table-cell>
          <table:table-cell table:style-name="ce74" office:value-type="string" calcext:value-type="string">
            <text:p>pk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tchar</text:p>
          </table:table-cell>
          <table:table-cell table:style-name="ce67" office:value-type="string" calcext:value-type="string">
            <text:p><text:span text:style-name="T2">prod</text:span>_nombre</text:p>
          </table:table-cell>
          <table:table-cell table:style-name="ce108" office:value-type="string" calcext:value-type="string">
            <text:p>PRODUCTO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tchar</text:p>
          </table:table-cell>
          <table:table-cell table:style-name="ce67" office:value-type="string" calcext:value-type="string">
            <text:p><text:span text:style-name="T2">prod</text:span>_codigo</text:p>
          </table:table-cell>
          <table:table-cell table:style-name="ce108" office:value-type="string" calcext:value-type="string">
            <text:p>PRODUCTO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tchar</text:p>
          </table:table-cell>
          <table:table-cell table:style-name="ce67" office:value-type="string" calcext:value-type="string">
            <text:p><text:span text:style-name="T2">prod</text:span>_valor_unitario</text:p>
          </table:table-cell>
          <table:table-cell table:style-name="ce108" office:value-type="string" calcext:value-type="string">
            <text:p>PRODUCTO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tchar</text:p>
          </table:table-cell>
          <table:table-cell table:style-name="ce67" office:value-type="string" calcext:value-type="string">
            <text:p><text:span text:style-name="T2">prod</text:span>_cantidad</text:p>
          </table:table-cell>
          <table:table-cell table:style-name="ce108" office:value-type="string" calcext:value-type="string">
            <text:p>PRODUCTO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7" office:value-type="string" calcext:value-type="string">
            <text:p><text:span text:style-name="T2">prod</text:span>_fk_factura_compra</text:p>
          </table:table-cell>
          <table:table-cell table:style-name="ce108" office:value-type="string" calcext:value-type="string">
            <text:p>PRODUCTO</text:p>
          </table:table-cell>
          <table:table-cell table:style-name="ce74" office:value-type="string" calcext:value-type="string">
            <text:p>PRODUCTO – FAC_COMPRA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7" office:value-type="string" calcext:value-type="string">
            <text:p><text:span text:style-name="T2">prod</text:span>_fk_proveedor</text:p>
          </table:table-cell>
          <table:table-cell table:style-name="ce108" office:value-type="string" calcext:value-type="string">
            <text:p>PRODUCTO</text:p>
          </table:table-cell>
          <table:table-cell table:style-name="ce74" office:value-type="string" calcext:value-type="string">
            <text:p>PRODUCTO – PROVEEDOR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8" office:value-type="string" calcext:value-type="string">
            <text:p>facc_id</text:p>
          </table:table-cell>
          <table:table-cell table:style-name="ce111" office:value-type="string" calcext:value-type="string">
            <text:p>FAC_COMPRA</text:p>
          </table:table-cell>
          <table:table-cell table:style-name="ce74" office:value-type="string" calcext:value-type="string">
            <text:p>pk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8" office:value-type="string" calcext:value-type="string">
            <text:p>facc_numero_factura</text:p>
          </table:table-cell>
          <table:table-cell table:style-name="ce111" office:value-type="string" calcext:value-type="string">
            <text:p>FAC_COMPRA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8" office:value-type="string" calcext:value-type="string">
            <text:p>facc_valor_factura</text:p>
          </table:table-cell>
          <table:table-cell table:style-name="ce111" office:value-type="string" calcext:value-type="string">
            <text:p>FAC_COMPRA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8" office:value-type="string" calcext:value-type="string">
            <text:p>facc_fecha_compra</text:p>
          </table:table-cell>
          <table:table-cell table:style-name="ce111" office:value-type="string" calcext:value-type="string">
            <text:p>FAC_COMPRA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8" office:value-type="string" calcext:value-type="string">
            <text:p>facc_fecha_vencimiento</text:p>
          </table:table-cell>
          <table:table-cell table:style-name="ce111" office:value-type="string" calcext:value-type="string">
            <text:p>FAC_COMPRA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9" office:value-type="string" calcext:value-type="string">
            <text:p>pqrs_id</text:p>
          </table:table-cell>
          <table:table-cell table:style-name="ce117" office:value-type="string" calcext:value-type="string">
            <text:p>PQRS</text:p>
          </table:table-cell>
          <table:table-cell table:style-name="ce74" office:value-type="string" calcext:value-type="string">
            <text:p>pk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9" office:value-type="string" calcext:value-type="string">
            <text:p>pqrs_tipo _reclamo</text:p>
          </table:table-cell>
          <table:table-cell table:style-name="ce117" office:value-type="string" calcext:value-type="string">
            <text:p>PQRS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9" office:value-type="string" calcext:value-type="string">
            <text:p>pqrs_fecha_registro</text:p>
          </table:table-cell>
          <table:table-cell table:style-name="ce117" office:value-type="string" calcext:value-type="string">
            <text:p>PQRS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9" office:value-type="string" calcext:value-type="string">
            <text:p>pqrs_cedula_cliente</text:p>
          </table:table-cell>
          <table:table-cell table:style-name="ce117" office:value-type="string" calcext:value-type="string">
            <text:p>PQRS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9" office:value-type="string" calcext:value-type="string">
            <text:p>pqrs_pk_cliente</text:p>
          </table:table-cell>
          <table:table-cell table:style-name="ce117" office:value-type="string" calcext:value-type="string">
            <text:p>PQRS</text:p>
          </table:table-cell>
          <table:table-cell table:style-name="ce74" office:value-type="string" calcext:value-type="string">
            <text:p>PQRS - CLIENTE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72" office:value-type="string" calcext:value-type="string">
            <text:p>facv_id</text:p>
          </table:table-cell>
          <table:table-cell table:style-name="ce121" office:value-type="string" calcext:value-type="string">
            <text:p>FAC_VENTA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72" office:value-type="string" calcext:value-type="string">
            <text:p>facv_numero_factura</text:p>
          </table:table-cell>
          <table:table-cell table:style-name="ce121" office:value-type="string" calcext:value-type="string">
            <text:p>FAC_VENTA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72" office:value-type="string" calcext:value-type="string">
            <text:p>facv_valor_factura</text:p>
          </table:table-cell>
          <table:table-cell table:style-name="ce121" office:value-type="string" calcext:value-type="string">
            <text:p>FAC_VENTA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72" office:value-type="string" calcext:value-type="string">
            <text:p>facv_fecha_compra</text:p>
          </table:table-cell>
          <table:table-cell table:style-name="ce121" office:value-type="string" calcext:value-type="string">
            <text:p>FAC_VENTA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72" office:value-type="string" calcext:value-type="string">
            <text:p>facv_fecha_vencimiento</text:p>
          </table:table-cell>
          <table:table-cell table:style-name="ce121" office:value-type="string" calcext:value-type="string">
            <text:p>FAC_VENTA</text:p>
          </table:table-cell>
          <table:table-cell table:style-name="ce74"/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72" office:value-type="string" calcext:value-type="string">
            <text:p>facv_fk_producto</text:p>
          </table:table-cell>
          <table:table-cell table:style-name="ce121" office:value-type="string" calcext:value-type="string">
            <text:p>FAC_VENTA</text:p>
          </table:table-cell>
          <table:table-cell table:style-name="ce74" office:value-type="string" calcext:value-type="string">
            <text:p>FAC_VENTA – PRODUCTO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72" office:value-type="string" calcext:value-type="string">
            <text:p>facv_fk_empleado</text:p>
          </table:table-cell>
          <table:table-cell table:style-name="ce121" office:value-type="string" calcext:value-type="string">
            <text:p>FAC_VENTA</text:p>
          </table:table-cell>
          <table:table-cell table:style-name="ce74" office:value-type="string" calcext:value-type="string">
            <text:p>FAC_VENTA – EMPLEADO</text:p>
          </table:table-cell>
          <table:table-cell table:style-name="ce122"/>
          <table:table-cell table:number-columns-repeated="2"/>
        </table:table-row>
        <table:table-row table:style-name="ro1" table:number-rows-repeated="104852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acklog" table:style-name="ta1">
        <office:forms form:automatic-focus="true" form:apply-design-mode="false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54"/>
        <table:table-row table:style-name="ro8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4">
          <table:table-cell/>
          <table:table-cell table:style-name="ce52" office:value-type="string" calcext:value-type="string">
            <text:p>TAREAS</text:p>
          </table:table-cell>
          <table:table-cell table:style-name="ce52" office:value-type="string" calcext:value-type="string">
            <text:p>DESCRIPCIÓN</text:p>
          </table:table-cell>
          <table:table-cell table:style-name="ce52" office:value-type="string" calcext:value-type="string">
            <text:p>PUNTOS DE</text:p>
            <text:p>HISTORIA</text:p>
          </table:table-cell>
          <table:table-cell table:style-name="ce52" office:value-type="string" calcext:value-type="string">
            <text:p>PRIORIDAD</text:p>
          </table:table-cell>
          <table:table-cell table:style-name="ce52" office:value-type="string" calcext:value-type="string">
            <text:p>SPRINT</text:p>
          </table:table-cell>
        </table:table-row>
        <table:table-row table:style-name="ro8">
          <table:table-cell/>
          <table:table-cell table:style-name="ce63" office:value-type="string" calcext:value-type="string">
            <text:p>ÉPICA 1</text:p>
          </table:table-cell>
          <table:table-cell table:style-name="ce65" office:value-type="string" calcext:value-type="string">
            <text:p>Análisis y gestión de proyecto</text:p>
          </table:table-cell>
          <table:table-cell table:style-name="ce65" table:formula="of:=[.D6]+[.D7]+[.D8]+[.D9]+[.D10]" office:value-type="float" office:value="100" calcext:value-type="float">
            <text:p>100</text:p>
          </table:table-cell>
          <table:table-cell table:style-name="ce65"/>
          <table:table-cell table:style-name="ce89" office:value-type="string" calcext:value-type="string" table:number-columns-spanned="1" table:number-rows-spanned="6">
            <text:p>Sprint 1</text:p>
          </table:table-cell>
        </table:table-row>
        <table:table-row table:style-name="ro8">
          <table:table-cell/>
          <table:table-cell table:style-name="ce64" office:value-type="string" calcext:value-type="string">
            <text:p>Tarea 1,1</text:p>
          </table:table-cell>
          <table:table-cell table:style-name="ce59" office:value-type="string" calcext:value-type="string">
            <text:p>Planteamiento del problema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56"/>
        </table:table-row>
        <table:table-row table:style-name="ro8">
          <table:table-cell/>
          <table:table-cell table:style-name="ce64" office:value-type="string" calcext:value-type="string">
            <text:p>Tarea 1,2</text:p>
          </table:table-cell>
          <table:table-cell table:style-name="ce59" office:value-type="string" calcext:value-type="string">
            <text:p>Definir requisitos de usuario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" calcext:value-type="float">
            <text:p>2</text:p>
          </table:table-cell>
          <table:covered-table-cell table:style-name="ce56"/>
        </table:table-row>
        <table:table-row table:style-name="ro8">
          <table:table-cell/>
          <table:table-cell table:style-name="ce64" office:value-type="string" calcext:value-type="string">
            <text:p>Tarea 1,3</text:p>
          </table:table-cell>
          <table:table-cell table:style-name="ce59" office:value-type="string" calcext:value-type="string">
            <text:p>Definir requisitos funcionales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3" calcext:value-type="float">
            <text:p>3</text:p>
          </table:table-cell>
          <table:covered-table-cell table:style-name="ce56"/>
        </table:table-row>
        <table:table-row table:style-name="ro8">
          <table:table-cell/>
          <table:table-cell table:style-name="ce64" office:value-type="string" calcext:value-type="string">
            <text:p>Tarea 1,4</text:p>
          </table:table-cell>
          <table:table-cell table:style-name="ce59" office:value-type="string" calcext:value-type="string">
            <text:p>Crear diagrama Grantt para la gestión de proyecto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5" calcext:value-type="float">
            <text:p>5</text:p>
          </table:table-cell>
          <table:covered-table-cell table:style-name="ce56"/>
        </table:table-row>
        <table:table-row table:style-name="ro8">
          <table:table-cell/>
          <table:table-cell table:style-name="ce64" office:value-type="string" calcext:value-type="string">
            <text:p>Tarea 1,5</text:p>
          </table:table-cell>
          <table:table-cell table:style-name="ce59" office:value-type="string" calcext:value-type="string">
            <text:p>Definir product backlog 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4" calcext:value-type="float">
            <text:p>4</text:p>
          </table:table-cell>
          <table:covered-table-cell table:style-name="ce56"/>
        </table:table-row>
        <table:table-row table:style-name="ro8">
          <table:table-cell table:number-columns-repeated="6"/>
        </table:table-row>
        <table:table-row table:style-name="ro8">
          <table:table-cell/>
          <table:table-cell table:style-name="ce78" office:value-type="string" calcext:value-type="string">
            <text:p>ÉPICA 2</text:p>
          </table:table-cell>
          <table:table-cell table:style-name="ce78" office:value-type="string" calcext:value-type="string">
            <text:p>Análisis y modelo conceptual </text:p>
          </table:table-cell>
          <table:table-cell table:style-name="ce87" table:formula="of:=[.D13]+[.D14]+[.D15]+[.D16]+[.D17]" office:value-type="float" office:value="140" calcext:value-type="float">
            <text:p>140</text:p>
          </table:table-cell>
          <table:table-cell table:style-name="ce78"/>
          <table:table-cell table:style-name="ce180" office:value-type="string" calcext:value-type="string" table:number-columns-spanned="1" table:number-rows-spanned="5">
            <text:p>sprint2</text:p>
          </table:table-cell>
        </table:table-row>
        <table:table-row table:style-name="ro8">
          <table:table-cell/>
          <table:table-cell table:style-name="ce80" office:value-type="string" calcext:value-type="string">
            <text:p>Tarea 2,1</text:p>
          </table:table-cell>
          <table:table-cell table:style-name="ce86" office:value-type="string" calcext:value-type="string">
            <text:p>Definir requerimientos funcionales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" calcext:value-type="float">
            <text:p>1</text:p>
          </table:table-cell>
          <table:covered-table-cell table:style-name="ce180"/>
        </table:table-row>
        <table:table-row table:style-name="ro8">
          <table:table-cell/>
          <table:table-cell table:style-name="ce80" office:value-type="string" calcext:value-type="string">
            <text:p>Tarea 2,2</text:p>
          </table:table-cell>
          <table:table-cell table:style-name="ce86" office:value-type="string" calcext:value-type="string">
            <text:p>Definir requisitos NO funcionales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" calcext:value-type="float">
            <text:p>1</text:p>
          </table:table-cell>
          <table:covered-table-cell table:style-name="ce180"/>
        </table:table-row>
        <table:table-row table:style-name="ro8">
          <table:table-cell/>
          <table:table-cell table:style-name="ce80" office:value-type="string" calcext:value-type="string">
            <text:p>Tarea 2,3</text:p>
          </table:table-cell>
          <table:table-cell table:style-name="ce86" office:value-type="string" calcext:value-type="string">
            <text:p>Crear modelo conceptual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float" office:value="2" calcext:value-type="float">
            <text:p>2</text:p>
          </table:table-cell>
          <table:covered-table-cell table:style-name="ce180"/>
        </table:table-row>
        <table:table-row table:style-name="ro8">
          <table:table-cell/>
          <table:table-cell table:style-name="ce80" office:value-type="string" calcext:value-type="string">
            <text:p>Tarea 2,4</text:p>
          </table:table-cell>
          <table:table-cell table:style-name="ce86" office:value-type="string" calcext:value-type="string">
            <text:p>Crear modelo relacional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float" office:value="2" calcext:value-type="float">
            <text:p>2</text:p>
          </table:table-cell>
          <table:covered-table-cell table:style-name="ce180"/>
        </table:table-row>
        <table:table-row table:style-name="ro8">
          <table:table-cell table:number-columns-repeated="6"/>
        </table:table-row>
        <table:table-row table:style-name="ro8">
          <table:table-cell/>
          <table:table-cell table:style-name="ce78" office:value-type="string" calcext:value-type="string">
            <text:p>ÉPICA 3</text:p>
          </table:table-cell>
          <table:table-cell table:style-name="ce78" office:value-type="string" calcext:value-type="string">
            <text:p>Diseño y modelo conceptual </text:p>
          </table:table-cell>
          <table:table-cell table:style-name="ce87" table:formula="of:=[.D19]+[.D20]+[.D21]+[.D22]+[.D23]" office:value-type="float" office:value="160" calcext:value-type="float">
            <text:p>160</text:p>
          </table:table-cell>
          <table:table-cell table:style-name="ce78"/>
          <table:table-cell table:style-name="ce180" office:value-type="string" calcext:value-type="string" table:number-columns-spanned="1" table:number-rows-spanned="5">
            <text:p>sprint2</text:p>
          </table:table-cell>
        </table:table-row>
        <table:table-row table:style-name="ro8">
          <table:table-cell/>
          <table:table-cell table:style-name="ce80" office:value-type="string" calcext:value-type="string">
            <text:p>Tarea 3,1</text:p>
          </table:table-cell>
          <table:table-cell table:style-name="ce86" office:value-type="string" calcext:value-type="string">
            <text:p>Crear modelo conceptual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" calcext:value-type="float">
            <text:p>1</text:p>
          </table:table-cell>
          <table:covered-table-cell table:style-name="ce180"/>
        </table:table-row>
        <table:table-row table:style-name="ro8">
          <table:table-cell/>
          <table:table-cell table:style-name="ce80" office:value-type="string" calcext:value-type="string">
            <text:p>Tarea 3,2</text:p>
          </table:table-cell>
          <table:table-cell table:style-name="ce86" office:value-type="string" calcext:value-type="string">
            <text:p>Crear modelo relacional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" calcext:value-type="float">
            <text:p>1</text:p>
          </table:table-cell>
          <table:covered-table-cell table:style-name="ce180"/>
        </table:table-row>
        <table:table-row table:style-name="ro8">
          <table:table-cell/>
          <table:table-cell table:style-name="ce80" office:value-type="string" calcext:value-type="string">
            <text:p>Tarea 3,3</text:p>
          </table:table-cell>
          <table:table-cell table:style-name="ce86"/>
          <table:table-cell table:style-name="ce86" office:value-type="float" office:value="40" calcext:value-type="float">
            <text:p>40</text:p>
          </table:table-cell>
          <table:table-cell table:style-name="ce86" office:value-type="float" office:value="2" calcext:value-type="float">
            <text:p>2</text:p>
          </table:table-cell>
          <table:covered-table-cell table:style-name="ce180"/>
        </table:table-row>
        <table:table-row table:style-name="ro8">
          <table:table-cell/>
          <table:table-cell table:style-name="ce80" office:value-type="string" calcext:value-type="string">
            <text:p>Tarea 3,4</text:p>
          </table:table-cell>
          <table:table-cell table:style-name="ce86" office:value-type="string" calcext:value-type="string">
            <text:p>Capa de Dominio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float" office:value="2" calcext:value-type="float">
            <text:p>2</text:p>
          </table:table-cell>
          <table:covered-table-cell table:style-name="ce180"/>
        </table:table-row>
        <table:table-row table:style-name="ro8" table:number-rows-repeated="1048553">
          <table:table-cell table:number-columns-repeated="6"/>
        </table:table-row>
        <table:table-row table:style-name="ro9">
          <table:table-cell table:number-columns-repeated="6"/>
        </table:table-row>
      </table:table>
      <table:table table:name="BurnDownChart" table:style-name="ta1">
        <office:forms form:automatic-focus="true" form:apply-design-mode="false"/>
        <table:table-column table:style-name="co5" table:default-cell-style-name="ce5"/>
        <table:table-column table:style-name="co22" table:default-cell-style-name="ce5"/>
        <table:table-column table:style-name="co5" table:default-cell-style-name="ce5"/>
        <table:table-column table:style-name="co23" table:default-cell-style-name="ce5"/>
        <table:table-column table:style-name="co5" table:number-columns-repeated="1020" table:default-cell-style-name="ce5"/>
        <table:table-row table:style-name="ro10">
          <table:table-cell table:number-columns-repeated="1024"/>
        </table:table-row>
        <table:table-row table:style-name="ro11">
          <table:table-cell/>
          <table:table-cell table:style-name="ce94" office:value-type="string" calcext:value-type="string" table:number-columns-spanned="11" table:number-rows-spanned="1">
            <text:p>SEMANA 1</text:p>
          </table:table-cell>
          <table:covered-table-cell table:number-columns-repeated="9" table:style-name="ce120"/>
          <table:covered-table-cell table:style-name="ce163"/>
          <table:table-cell table:number-columns-repeated="1012"/>
        </table:table-row>
        <table:table-row table:style-name="ro10">
          <table:table-cell/>
          <table:table-cell table:style-name="ce95" office:value-type="string" calcext:value-type="string" table:number-columns-spanned="2" table:number-rows-spanned="1">
            <text:p>SPRINT 1</text:p>
          </table:table-cell>
          <table:covered-table-cell table:style-name="ce79"/>
          <table:table-cell table:number-columns-repeated="8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Fecha Inicio</text:p>
          </table:table-cell>
          <table:table-cell table:style-name="ce14" office:value-type="date" office:date-value="2021-09-11" calcext:value-type="date">
            <text:p>11/09/21</text:p>
          </table:table-cell>
          <table:table-cell table:number-columns-repeated="2"/>
          <table:table-cell>
            <draw:frame draw:z-index="0" draw:style-name="gr1" draw:text-style-name="P1" svg:width="14.976cm" svg:height="9.082cm" svg:x="0.295cm" svg:y="0.035cm">
              <draw:object draw:notify-on-update-of-ranges="BurnDownChart.B16:BurnDownChart.B21 BurnDownChart.C15:BurnDownChart.C15 BurnDownChart.C16:BurnDownChart.C21 BurnDownChart.D15:BurnDownChart.D15 BurnDownChart.D16:BurnDownChart.D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Fecha Final</text:p>
          </table:table-cell>
          <table:table-cell table:style-name="ce14" office:value-type="date" office:date-value="2021-09-16" calcext:value-type="date">
            <text:p>16/09/21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Días Totales</text:p>
          </table:table-cell>
          <table:table-cell table:style-name="ce15" table:formula="of:=DAYS([.C5];[.C4])+1" office:value-type="float" office:value="6" calcext:value-type="float">
            <text:p>6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Horas Laborales Totales</text:p>
          </table:table-cell>
          <table:table-cell table:style-name="ce16" table:formula="of:=8*[.C6]" office:value-type="float" office:value="48" calcext:value-type="float">
            <text:p>48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% De Trabajo Disponible</text:p>
          </table:table-cell>
          <table:table-cell table:style-name="ce17" office:value-type="percentage" office:value="0.2" calcext:value-type="percentage">
            <text:p>20,00%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9" office:value-type="string" calcext:value-type="string">
            <text:p>Integrantes Del Equipo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Horas De Desarrollo semanal (Equipo)</text:p>
          </table:table-cell>
          <table:table-cell table:style-name="ce19" table:formula="of:=[.C7]*[.C8]*[.C9]" office:value-type="float" office:value="48" calcext:value-type="float">
            <text:p>48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Horas De Desarrollo Diario (Equipo)</text:p>
          </table:table-cell>
          <table:table-cell table:style-name="ce83" table:formula="of:=[.C10]/7" office:value-type="float" office:value="6.85714285714286" calcext:value-type="float">
            <text:p>6,86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Horas De Desarrollo Diario (individual)</text:p>
          </table:table-cell>
          <table:table-cell table:style-name="ce85" table:formula="of:=IFERROR([.C11]/[.C9];0)" office:value-type="float" office:value="1.37142857142857" calcext:value-type="float">
            <text:p>1,37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101"/>
          <table:table-cell table:number-columns-repeated="9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1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"/>
          <table:table-cell table:number-columns-repeated="7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IDEAL</text:p>
          </table:table-cell>
          <table:table-cell table:style-name="ce11" office:value-type="string" calcext:value-type="string">
            <text:p>REAL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1" calcext:value-type="date">
            <text:p>sábado 11 de septiembre de 2021</text:p>
          </table:table-cell>
          <table:table-cell table:style-name="ce21" table:formula="of:=[$Backlog.D5]" office:value-type="float" office:value="100" calcext:value-type="float">
            <text:p>100</text:p>
          </table:table-cell>
          <table:table-cell table:style-name="ce24" table:formula="of:=[.C16]" office:value-type="float" office:value="100" calcext:value-type="float">
            <text:p>100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2" calcext:value-type="date">
            <text:p>domingo 12 de septiembre de 2021</text:p>
          </table:table-cell>
          <table:table-cell table:style-name="ce22" table:formula="of:=[.C16]-([.$C$16]/(([.$C$6])-1))" office:value-type="float" office:value="80" calcext:value-type="float">
            <text:p>80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3" calcext:value-type="date">
            <text:p>lunes 13 de septiembre de 2021</text:p>
          </table:table-cell>
          <table:table-cell table:style-name="ce22" table:formula="of:=[.C17]-([.$C$16]/(([.$C$6])-1))" office:value-type="float" office:value="60" calcext:value-type="float">
            <text:p>6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4" calcext:value-type="date">
            <text:p>martes 14 de septiembre de 2021</text:p>
          </table:table-cell>
          <table:table-cell table:style-name="ce22" table:formula="of:=[.C18]-([.$C$16]/(([.$C$6])-1))" office:value-type="float" office:value="40" calcext:value-type="float">
            <text:p>40</text:p>
          </table:table-cell>
          <table:table-cell table:style-name="ce24" office:value-type="float" office:value="52" calcext:value-type="float">
            <text:p>52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5" calcext:value-type="date">
            <text:p>miércoles 15 de septiembre de 2021</text:p>
          </table:table-cell>
          <table:table-cell table:style-name="ce22" table:formula="of:=[.C19]-([.$C$16]/(([.$C$6])-1))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6" calcext:value-type="date">
            <text:p>jueves 16 de septiembre de 2021</text:p>
          </table:table-cell>
          <table:table-cell table:style-name="ce22" table:formula="of:=[.C20]-([.$C$16]/(([.$C$6])-1))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159" table:number-columns-repeated="7"/>
          <table:table-cell table:style-name="ce165"/>
          <table:table-cell table:number-columns-repeated="1012"/>
        </table:table-row>
        <table:table-row table:style-name="ro10">
          <table:table-cell/>
          <table:table-cell table:style-name="ce13"/>
          <table:table-cell table:style-name="ce23"/>
          <table:table-cell table:style-name="ce26"/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1">
          <table:table-cell/>
          <table:table-cell table:style-name="ce201" office:value-type="string" calcext:value-type="string" table:number-columns-spanned="11" table:number-rows-spanned="1">
            <text:p>SEMANA 2</text:p>
          </table:table-cell>
          <table:covered-table-cell table:style-name="ce201"/>
          <table:covered-table-cell table:style-name="ce201" office:value-type="string" calcext:value-type="string">
            <text:p><text:s/></text:p>
          </table:covered-table-cell>
          <table:covered-table-cell table:style-name="ce201" office:value-type="string" calcext:value-type="string">
            <text:p>SPRINT2</text:p>
          </table:covered-table-cell>
          <table:covered-table-cell table:number-columns-repeated="7" table:style-name="ce201"/>
          <table:table-cell table:number-columns-repeated="1012"/>
        </table:table-row>
        <table:table-row table:style-name="ro10">
          <table:table-cell/>
          <table:table-cell table:style-name="ce109"/>
          <table:table-cell table:style-name="ce145" table:number-columns-repeated="2"/>
          <table:table-cell table:style-name="ce160"/>
          <table:table-cell table:style-name="ce162" table:number-columns-repeated="6"/>
          <table:table-cell table:style-name="ce166"/>
          <table:table-cell table:number-columns-repeated="1012"/>
        </table:table-row>
        <table:table-row table:style-name="ro10">
          <table:table-cell/>
          <table:table-cell table:style-name="ce203" office:value-type="string" calcext:value-type="string" table:number-columns-spanned="2" table:number-rows-spanned="1">
            <text:p>SPRINT 2</text:p>
          </table:table-cell>
          <table:covered-table-cell table:style-name="ce203"/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3" office:value-type="string" calcext:value-type="string">
            <text:p>Fecha Inicio</text:p>
          </table:table-cell>
          <table:table-cell table:style-name="ce146" office:value-type="date" office:date-value="2021-09-20" calcext:value-type="date">
            <text:p>20/09/21</text:p>
          </table:table-cell>
          <table:table-cell table:style-name="ce153" table:number-columns-repeated="2"/>
          <table:table-cell table:style-name="ce153">
            <draw:frame draw:z-index="1" draw:style-name="gr2" draw:text-style-name="P2" svg:width="14.975cm" svg:height="11.448cm" svg:x="0.059cm" svg:y="0.201cm">
              <draw:object draw:notify-on-update-of-ranges="BurnDownChart.B43:BurnDownChart.B49 BurnDownChart.C42:BurnDownChart.C42 BurnDownChart.C43:BurnDownChart.C49 BurnDownChart.D42:BurnDownChart.D42 BurnDownChart.D43:BurnDownChart.D4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53" table:number-columns-repeated="5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5" office:value-type="string" calcext:value-type="string">
            <text:p>Fecha Final</text:p>
          </table:table-cell>
          <table:table-cell table:style-name="ce146" office:value-type="date" office:date-value="2021-09-26" calcext:value-type="date">
            <text:p>26/09/21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3" office:value-type="string" calcext:value-type="string">
            <text:p>Días Totales</text:p>
          </table:table-cell>
          <table:table-cell table:style-name="ce147" table:formula="of:=DAYS([.C29];[.C28])+1" office:value-type="float" office:value="7" calcext:value-type="float">
            <text:p>7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5" office:value-type="string" calcext:value-type="string">
            <text:p>Horas Laborales Totales</text:p>
          </table:table-cell>
          <table:table-cell table:style-name="ce148" table:formula="of:=8*[.C30]" office:value-type="float" office:value="56" calcext:value-type="float">
            <text:p>56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3" office:value-type="string" calcext:value-type="string">
            <text:p>% De Trabajo Disponible</text:p>
          </table:table-cell>
          <table:table-cell table:style-name="ce149" office:value-type="percentage" office:value="0.2" calcext:value-type="percentage">
            <text:p>20,00%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5" office:value-type="string" calcext:value-type="string">
            <text:p>Integrantes Del Equipo</text:p>
          </table:table-cell>
          <table:table-cell table:style-name="ce150" office:value-type="float" office:value="5" calcext:value-type="float">
            <text:p>5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3" office:value-type="string" calcext:value-type="string">
            <text:p>Horas De Desarrollo semanal (Equipo)</text:p>
          </table:table-cell>
          <table:table-cell table:style-name="ce147" table:formula="of:=[.C31]*[.C32]*[.C33]" office:value-type="float" office:value="56" calcext:value-type="float">
            <text:p>56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5" office:value-type="string" calcext:value-type="string">
            <text:p>Horas De Desarrollo Diario (Equipo)</text:p>
          </table:table-cell>
          <table:table-cell table:style-name="ce151" table:formula="of:=[.C34]/[.C30]" office:value-type="float" office:value="8" calcext:value-type="float">
            <text:p>8,0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3" office:value-type="string" calcext:value-type="string">
            <text:p>Horas De Desarrollo Diario (individual)</text:p>
          </table:table-cell>
          <table:table-cell table:style-name="ce152" table:formula="of:=IFERROR([.C35]/[.C33];0)" office:value-type="float" office:value="1.6" calcext:value-type="float">
            <text:p>1,6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 table:number-rows-repeated="4">
          <table:table-cell/>
          <table:table-cell table:style-name="ce116"/>
          <table:table-cell table:style-name="ce153" table:number-columns-repeated="9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207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7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8" office:value-type="string" calcext:value-type="string">
            <text:p>FECHA</text:p>
          </table:table-cell>
          <table:table-cell table:style-name="ce118" office:value-type="string" calcext:value-type="string">
            <text:p>IDEAL</text:p>
          </table:table-cell>
          <table:table-cell table:style-name="ce118" office:value-type="string" calcext:value-type="string">
            <text:p>REAL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09-20" calcext:value-type="date">
            <text:p>lunes, 20 de septiembre de 2021</text:p>
          </table:table-cell>
          <table:table-cell table:style-name="ce154" table:formula="of:=[$Backlog.D12]" office:value-type="float" office:value="140" calcext:value-type="float">
            <text:p>140</text:p>
          </table:table-cell>
          <table:table-cell table:style-name="ce158" table:formula="of:=[.C43]" office:value-type="float" office:value="140" calcext:value-type="float">
            <text:p>14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09-21" calcext:value-type="date">
            <text:p>martes, 21 de septiembre de 2021</text:p>
          </table:table-cell>
          <table:table-cell table:style-name="ce155" table:formula="of:=[.C43]-([.$C$43]/(([.$C$30])-1))" office:value-type="float" office:value="116.666666666667" calcext:value-type="float">
            <text:p>117</text:p>
          </table:table-cell>
          <table:table-cell table:style-name="ce158" office:value-type="float" office:value="120" calcext:value-type="float">
            <text:p>12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09-22" calcext:value-type="date">
            <text:p>miércoles, 22 de septiembre de 2021</text:p>
          </table:table-cell>
          <table:table-cell table:style-name="ce155" table:formula="of:=[.C44]-([.$C$43]/(([.$C$30])-1))" office:value-type="float" office:value="93.3333333333333" calcext:value-type="float">
            <text:p>93</text:p>
          </table:table-cell>
          <table:table-cell table:style-name="ce158" office:value-type="float" office:value="100" calcext:value-type="float">
            <text:p>10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09-23" calcext:value-type="date">
            <text:p>jueves, 23 de septiembre de 2021</text:p>
          </table:table-cell>
          <table:table-cell table:style-name="ce155" table:formula="of:=[.C45]-([.$C$43]/(([.$C$30])-1))" office:value-type="float" office:value="70" calcext:value-type="float">
            <text:p>70</text:p>
          </table:table-cell>
          <table:table-cell table:style-name="ce158" office:value-type="float" office:value="70" calcext:value-type="float">
            <text:p>7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09-24" calcext:value-type="date">
            <text:p>viernes, 24 de septiembre de 2021</text:p>
          </table:table-cell>
          <table:table-cell table:style-name="ce155" table:formula="of:=[.C46]-([.$C$43]/(([.$C$30])-1))" office:value-type="float" office:value="46.6666666666667" calcext:value-type="float">
            <text:p>47</text:p>
          </table:table-cell>
          <table:table-cell table:style-name="ce158" office:value-type="float" office:value="65" calcext:value-type="float">
            <text:p>65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09-25" calcext:value-type="date">
            <text:p>sábado, 25 de septiembre de 2021</text:p>
          </table:table-cell>
          <table:table-cell table:style-name="ce155" table:formula="of:=[.C47]-([.$C$43]/(([.$C$30])-1))" office:value-type="float" office:value="23.3333333333334" calcext:value-type="float">
            <text:p>23</text:p>
          </table:table-cell>
          <table:table-cell table:style-name="ce158" office:value-type="float" office:value="55" calcext:value-type="float">
            <text:p>55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09-26" calcext:value-type="date">
            <text:p>domingo, 26 de septiembre de 2021</text:p>
          </table:table-cell>
          <table:table-cell table:style-name="ce155" table:formula="of:=[.C48]-([.$C$43]/(([.$C$30])-1))" office:value-type="float" office:value="0" calcext:value-type="float">
            <text:p>0</text:p>
          </table:table-cell>
          <table:table-cell table:style-name="ce158" office:value-type="float" office:value="30" calcext:value-type="float">
            <text:p>30</text:p>
          </table:table-cell>
          <table:table-cell table:style-name="ce161" table:number-columns-repeated="7"/>
          <table:table-cell table:style-name="ce168"/>
          <table:table-cell table:number-columns-repeated="1012"/>
        </table:table-row>
        <table:table-row table:style-name="ro10" table:number-rows-repeated="3">
          <table:table-cell table:number-columns-repeated="1024"/>
        </table:table-row>
        <table:table-row table:style-name="ro11">
          <table:table-cell/>
          <table:table-cell table:style-name="ce201" office:value-type="string" calcext:value-type="string" table:number-columns-spanned="11" table:number-rows-spanned="1">
            <text:p>SEMANA 2</text:p>
          </table:table-cell>
          <table:covered-table-cell table:style-name="ce201"/>
          <table:covered-table-cell table:style-name="ce201" office:value-type="string" calcext:value-type="string">
            <text:p><text:s/></text:p>
          </table:covered-table-cell>
          <table:covered-table-cell table:style-name="ce201" office:value-type="string" calcext:value-type="string">
            <text:p>SPRINT2</text:p>
          </table:covered-table-cell>
          <table:covered-table-cell table:number-columns-repeated="7" table:style-name="ce201"/>
          <table:table-cell table:number-columns-repeated="1012"/>
        </table:table-row>
        <table:table-row table:style-name="ro10">
          <table:table-cell/>
          <table:table-cell table:style-name="ce109"/>
          <table:table-cell table:style-name="ce145" table:number-columns-repeated="2"/>
          <table:table-cell table:style-name="ce160"/>
          <table:table-cell table:style-name="ce162" table:number-columns-repeated="6"/>
          <table:table-cell table:style-name="ce166"/>
          <table:table-cell table:number-columns-repeated="1012"/>
        </table:table-row>
        <table:table-row table:style-name="ro10">
          <table:table-cell/>
          <table:table-cell table:style-name="ce203" office:value-type="string" calcext:value-type="string" table:number-columns-spanned="2" table:number-rows-spanned="1">
            <text:p>SPRINT 2</text:p>
          </table:table-cell>
          <table:covered-table-cell table:style-name="ce203"/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3" office:value-type="string" calcext:value-type="string">
            <text:p>Fecha Inicio</text:p>
          </table:table-cell>
          <table:table-cell table:style-name="ce146" office:value-type="date" office:date-value="2021-09-20" calcext:value-type="date">
            <text:p>20/09/21</text:p>
          </table:table-cell>
          <table:table-cell table:style-name="ce153" table:number-columns-repeated="2"/>
          <table:table-cell table:style-name="ce153">
            <draw:frame draw:z-index="2" draw:style-name="gr2" draw:text-style-name="P2" svg:width="14.975cm" svg:height="11.448cm" svg:x="0.059cm" svg:y="0.2cm">
              <draw:object draw:notify-on-update-of-ranges="BurnDownChart.B71:BurnDownChart.B77 BurnDownChart.C70:BurnDownChart.C70 BurnDownChart.C71:BurnDownChart.C77 BurnDownChart.D70:BurnDownChart.D70 BurnDownChart.D71:BurnDownChart.D7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53" table:number-columns-repeated="5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5" office:value-type="string" calcext:value-type="string">
            <text:p>Fecha Final</text:p>
          </table:table-cell>
          <table:table-cell table:style-name="ce146" office:value-type="date" office:date-value="2021-09-26" calcext:value-type="date">
            <text:p>26/09/21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3" office:value-type="string" calcext:value-type="string">
            <text:p>Días Totales</text:p>
          </table:table-cell>
          <table:table-cell table:style-name="ce147" table:formula="of:=DAYS([.C57];[.C56])+1" office:value-type="float" office:value="7" calcext:value-type="float">
            <text:p>7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5" office:value-type="string" calcext:value-type="string">
            <text:p>Horas Laborales Totales</text:p>
          </table:table-cell>
          <table:table-cell table:style-name="ce148" table:formula="of:=8*[.C58]" office:value-type="float" office:value="56" calcext:value-type="float">
            <text:p>56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3" office:value-type="string" calcext:value-type="string">
            <text:p>% De Trabajo Disponible</text:p>
          </table:table-cell>
          <table:table-cell table:style-name="ce149" office:value-type="percentage" office:value="0.2" calcext:value-type="percentage">
            <text:p>20,00%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5" office:value-type="string" calcext:value-type="string">
            <text:p>Integrantes Del Equipo</text:p>
          </table:table-cell>
          <table:table-cell table:style-name="ce150" office:value-type="float" office:value="5" calcext:value-type="float">
            <text:p>5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3" office:value-type="string" calcext:value-type="string">
            <text:p>Horas De Desarrollo semanal (Equipo)</text:p>
          </table:table-cell>
          <table:table-cell table:style-name="ce147" table:formula="of:=[.C59]*[.C60]*[.C61]" office:value-type="float" office:value="56" calcext:value-type="float">
            <text:p>56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5" office:value-type="string" calcext:value-type="string">
            <text:p>Horas De Desarrollo Diario (Equipo)</text:p>
          </table:table-cell>
          <table:table-cell table:style-name="ce151" table:formula="of:=[.C62]/[.C58]" office:value-type="float" office:value="8" calcext:value-type="float">
            <text:p>8,0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3" office:value-type="string" calcext:value-type="string">
            <text:p>Horas De Desarrollo Diario (individual)</text:p>
          </table:table-cell>
          <table:table-cell table:style-name="ce152" table:formula="of:=IFERROR([.C63]/[.C61];0)" office:value-type="float" office:value="1.6" calcext:value-type="float">
            <text:p>1,6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 table:number-rows-repeated="4">
          <table:table-cell/>
          <table:table-cell table:style-name="ce116"/>
          <table:table-cell table:style-name="ce153" table:number-columns-repeated="9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207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7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8" office:value-type="string" calcext:value-type="string">
            <text:p>FECHA</text:p>
          </table:table-cell>
          <table:table-cell table:style-name="ce118" office:value-type="string" calcext:value-type="string">
            <text:p>IDEAL</text:p>
          </table:table-cell>
          <table:table-cell table:style-name="ce118" office:value-type="string" calcext:value-type="string">
            <text:p>REAL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09-27" calcext:value-type="date">
            <text:p>lunes, 27 de septiembre de 2021</text:p>
          </table:table-cell>
          <table:table-cell table:style-name="ce154" table:formula="of:=[Backlog.D18]" office:value-type="float" office:value="160" calcext:value-type="float">
            <text:p>160</text:p>
          </table:table-cell>
          <table:table-cell table:style-name="ce158" table:formula="of:=[.C71]" office:value-type="float" office:value="160" calcext:value-type="float">
            <text:p>16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09-28" calcext:value-type="date">
            <text:p>martes, 28 de septiembre de 2021</text:p>
          </table:table-cell>
          <table:table-cell table:style-name="ce155" table:formula="of:=[.C71]-([.$C$71]/(([.$C$58])-1))" office:value-type="float" office:value="133.333333333333" calcext:value-type="float">
            <text:p>133</text:p>
          </table:table-cell>
          <table:table-cell table:style-name="ce158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09-29" calcext:value-type="date">
            <text:p>miércoles, 29 de septiembre de 2021</text:p>
          </table:table-cell>
          <table:table-cell table:style-name="ce155" table:formula="of:=[.C72]-([.$C$71]/(([.$C$58])-1))" office:value-type="float" office:value="106.666666666667" calcext:value-type="float">
            <text:p>107</text:p>
          </table:table-cell>
          <table:table-cell table:style-name="ce158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09-30" calcext:value-type="date">
            <text:p>jueves, 30 de septiembre de 2021</text:p>
          </table:table-cell>
          <table:table-cell table:style-name="ce155" table:formula="of:=[.C73]-([.$C$71]/(([.$C$58])-1))" office:value-type="float" office:value="80" calcext:value-type="float">
            <text:p>80</text:p>
          </table:table-cell>
          <table:table-cell table:style-name="ce158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10-01" calcext:value-type="date">
            <text:p>viernes, 1 de octubre de 2021</text:p>
          </table:table-cell>
          <table:table-cell table:style-name="ce155" table:formula="of:=[.C74]-([.$C$71]/(([.$C$58])-1))" office:value-type="float" office:value="53.3333333333333" calcext:value-type="float">
            <text:p>53</text:p>
          </table:table-cell>
          <table:table-cell table:style-name="ce158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10-02" calcext:value-type="date">
            <text:p>sábado, 2 de octubre de 2021</text:p>
          </table:table-cell>
          <table:table-cell table:style-name="ce155" table:formula="of:=[.C75]-([.$C$71]/(([.$C$58])-1))" office:value-type="float" office:value="26.6666666666667" calcext:value-type="float">
            <text:p>27</text:p>
          </table:table-cell>
          <table:table-cell table:style-name="ce158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10-03" calcext:value-type="date">
            <text:p>domingo, 3 de octubre de 2021</text:p>
          </table:table-cell>
          <table:table-cell table:style-name="ce155" table:formula="of:=[.C76]-([.$C$71]/(([.$C$58])-1))" office:value-type="float" office:value="0" calcext:value-type="float">
            <text:p>0</text:p>
          </table:table-cell>
          <table:table-cell table:style-name="ce158"/>
          <table:table-cell table:style-name="ce161" table:number-columns-repeated="7"/>
          <table:table-cell table:style-name="ce168"/>
          <table:table-cell table:number-columns-repeated="1012"/>
        </table:table-row>
        <table:table-row table:style-name="ro10" table:number-rows-repeated="104849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ronograma" table:style-name="ta1">
        <office:forms form:automatic-focus="tru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Barra de desplazamiento 1" form:control-implementation="ooo:com.sun.star.form.component.ScrollBar" xml:id="control1" form:id="control1" form:value="5" form:linked-cell="Cronograma.D4" form:page-step-size="5" form:delay-for-repeat="PT0.050000000S" form:min-value="0" form:max-value="12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24" table:default-cell-style-name="ce248"/>
        <table:table-column table:style-name="co25" table:default-cell-style-name="ce248"/>
        <table:table-column table:style-name="co26" table:number-columns-repeated="3" table:default-cell-style-name="ce248"/>
        <table:table-column table:style-name="co27" table:default-cell-style-name="ce54"/>
        <table:table-column table:style-name="co28" table:default-cell-style-name="ce54"/>
        <table:table-column table:style-name="co29" table:number-columns-repeated="37" table:default-cell-style-name="ce248"/>
        <table:table-column table:style-name="co5" table:number-columns-repeated="980" table:default-cell-style-name="ce248"/>
        <table:table-row table:style-name="ro8">
          <table:table-cell table:number-columns-repeated="1024"/>
        </table:table-row>
        <table:table-row table:style-name="ro8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2">
          <table:table-cell table:number-columns-repeated="2"/>
          <table:table-cell>
            <draw:control table:end-cell-address="Cronograma.F4" table:end-x="0.03cm" table:end-y="0.869cm" draw:z-index="0" draw:style-name="gr3" draw:text-style-name="P3" svg:width="5.055cm" svg:height="0.869cm" svg:x="2.475cm" svg:y="0cm" draw:control="control1"/>
          </table:table-cell>
          <table:table-cell table:style-name="ce54" office:value-type="float" office:value="0" calcext:value-type="float">
            <text:p>0</text:p>
          </table:table-cell>
          <table:table-cell table:style-name="ce36" table:formula="of:=[.D5]+[.D4]" office:value-type="date" office:date-value="2021-09-11" calcext:value-type="date">
            <text:p>11/09/2021</text:p>
          </table:table-cell>
          <table:table-cell table:style-name="ce128" table:number-columns-repeated="2"/>
          <table:table-cell table:style-name="ce123"/>
          <table:table-cell table:style-name="ce281" table:formula="of:=[.I5]" office:value-type="date" office:date-value="2021-09-11" calcext:value-type="date" table:number-columns-spanned="7" table:number-rows-spanned="1">
            <text:p>sáb,11/09/2021</text:p>
          </table:table-cell>
          <table:covered-table-cell table:number-columns-repeated="5" table:style-name="ce44"/>
          <table:covered-table-cell table:style-name="ce143"/>
          <table:table-cell table:style-name="ce281" table:formula="of:=[.P5]" office:value-type="date" office:date-value="2021-09-18" calcext:value-type="date" table:number-columns-spanned="7" table:number-rows-spanned="1">
            <text:p>sáb,18/09/2021</text:p>
          </table:table-cell>
          <table:covered-table-cell table:number-columns-repeated="5" table:style-name="ce44"/>
          <table:covered-table-cell table:style-name="ce143"/>
          <table:table-cell table:style-name="ce281" table:formula="of:=[.W5]" office:value-type="date" office:date-value="2021-09-25" calcext:value-type="date" table:number-columns-spanned="7" table:number-rows-spanned="1">
            <text:p>sáb,25/09/2021</text:p>
          </table:table-cell>
          <table:covered-table-cell table:number-columns-repeated="5" table:style-name="ce44"/>
          <table:covered-table-cell table:style-name="ce143"/>
          <table:table-cell table:style-name="ce281" table:formula="of:=[.AD5]" office:value-type="date" office:date-value="2021-10-02" calcext:value-type="date" table:number-columns-spanned="7" table:number-rows-spanned="1">
            <text:p>sáb,02/10/2021</text:p>
          </table:table-cell>
          <table:covered-table-cell table:style-name="ce281" table:formula="of:=[.AE5]" office:value-type="date" office:date-value="2021-10-03" calcext:value-type="date">
            <text:p>dom,03/10/2021</text:p>
          </table:covered-table-cell>
          <table:covered-table-cell table:style-name="ce281" table:formula="of:=[.AF5]" office:value-type="date" office:date-value="2021-10-04" calcext:value-type="date">
            <text:p>lun,04/10/2021</text:p>
          </table:covered-table-cell>
          <table:covered-table-cell table:style-name="ce281" table:formula="of:=[.AG5]" office:value-type="date" office:date-value="2021-10-05" calcext:value-type="date">
            <text:p>mar,05/10/2021</text:p>
          </table:covered-table-cell>
          <table:covered-table-cell table:style-name="ce281" table:formula="of:=[.AH5]" office:value-type="date" office:date-value="2021-10-06" calcext:value-type="date">
            <text:p>mié,06/10/2021</text:p>
          </table:covered-table-cell>
          <table:covered-table-cell table:style-name="ce281" table:formula="of:=[.AI5]" office:value-type="date" office:date-value="2021-10-07" calcext:value-type="date">
            <text:p>jue,07/10/2021</text:p>
          </table:covered-table-cell>
          <table:covered-table-cell table:style-name="ce281" table:formula="of:=[.AJ5]" office:value-type="date" office:date-value="2021-10-08" calcext:value-type="date">
            <text:p>vie,08/10/2021</text:p>
          </table:covered-table-cell>
          <table:table-cell table:style-name="ce281" table:formula="of:=[.AK5]" office:value-type="date" office:date-value="2021-10-09" calcext:value-type="date" table:number-columns-spanned="7" table:number-rows-spanned="1">
            <text:p>sáb,09/10/2021</text:p>
          </table:table-cell>
          <table:covered-table-cell table:style-name="ce281" table:formula="of:=[.AL5]" office:value-type="date" office:date-value="2021-10-10" calcext:value-type="date">
            <text:p>dom,10/10/2021</text:p>
          </table:covered-table-cell>
          <table:covered-table-cell table:style-name="ce281" table:formula="of:=[.AM5]" office:value-type="date" office:date-value="2021-10-11" calcext:value-type="date">
            <text:p>lun,11/10/2021</text:p>
          </table:covered-table-cell>
          <table:covered-table-cell table:style-name="ce281" table:formula="of:=[.AN5]" office:value-type="date" office:date-value="2021-10-12" calcext:value-type="date">
            <text:p>mar,12/10/2021</text:p>
          </table:covered-table-cell>
          <table:covered-table-cell table:style-name="ce281" table:formula="of:=[.AO5]" office:value-type="date" office:date-value="2021-10-13" calcext:value-type="date">
            <text:p>mié,13/10/2021</text:p>
          </table:covered-table-cell>
          <table:covered-table-cell table:style-name="ce281" table:formula="of:=[.AP5]" office:value-type="date" office:date-value="2021-10-14" calcext:value-type="date">
            <text:p>jue,14/10/2021</text:p>
          </table:covered-table-cell>
          <table:covered-table-cell table:style-name="ce281" table:formula="of:=[.AQ5]" office:value-type="date" office:date-value="2021-10-15" calcext:value-type="date">
            <text:p>vie,15/10/2021</text:p>
          </table:covered-table-cell>
          <table:table-cell table:style-name="ce40"/>
          <table:table-cell table:number-columns-repeated="980"/>
        </table:table-row>
        <table:table-row table:style-name="ro8">
          <table:table-cell/>
          <table:table-cell table:style-name="ce31"/>
          <table:table-cell table:style-name="ce32" office:value-type="string" calcext:value-type="string">
            <text:p>INICIO DEL PROYECTO</text:p>
          </table:table-cell>
          <table:table-cell table:style-name="ce34" office:value-type="date" office:date-value="2021-09-11" calcext:value-type="date" table:number-columns-spanned="2" table:number-rows-spanned="1">
            <text:p>sáb, 11/09/2021</text:p>
          </table:table-cell>
          <table:covered-table-cell/>
          <table:table-cell table:style-name="ce129" table:number-columns-repeated="2"/>
          <table:table-cell table:style-name="ce110"/>
          <table:table-cell table:style-name="ce41" table:formula="of:=[.E4]" office:value-type="date" office:date-value="2021-09-11" calcext:value-type="date">
            <text:p>11</text:p>
          </table:table-cell>
          <table:table-cell table:style-name="ce45" table:formula="of:=[.I5]+1" office:value-type="date" office:date-value="2021-09-12" calcext:value-type="date">
            <text:p>12</text:p>
          </table:table-cell>
          <table:table-cell table:style-name="ce45" table:formula="of:=[.J5]+1" office:value-type="date" office:date-value="2021-09-13" calcext:value-type="date">
            <text:p>13</text:p>
          </table:table-cell>
          <table:table-cell table:style-name="ce45" table:formula="of:=[.K5]+1" office:value-type="date" office:date-value="2021-09-14" calcext:value-type="date">
            <text:p>14</text:p>
          </table:table-cell>
          <table:table-cell table:style-name="ce45" table:formula="of:=[.L5]+1" office:value-type="date" office:date-value="2021-09-15" calcext:value-type="date">
            <text:p>15</text:p>
          </table:table-cell>
          <table:table-cell table:style-name="ce45" table:formula="of:=[.M5]+1" office:value-type="date" office:date-value="2021-09-16" calcext:value-type="date">
            <text:p>16</text:p>
          </table:table-cell>
          <table:table-cell table:style-name="ce47" table:formula="of:=[.N5]+1" office:value-type="date" office:date-value="2021-09-17" calcext:value-type="date">
            <text:p>17</text:p>
          </table:table-cell>
          <table:table-cell table:style-name="ce41" table:formula="of:=[.O5]+1" office:value-type="date" office:date-value="2021-09-18" calcext:value-type="date">
            <text:p>18</text:p>
          </table:table-cell>
          <table:table-cell table:style-name="ce45" table:formula="of:=[.P5]+1" office:value-type="date" office:date-value="2021-09-19" calcext:value-type="date">
            <text:p>19</text:p>
          </table:table-cell>
          <table:table-cell table:style-name="ce45" table:formula="of:=[.Q5]+1" office:value-type="date" office:date-value="2021-09-20" calcext:value-type="date">
            <text:p>20</text:p>
          </table:table-cell>
          <table:table-cell table:style-name="ce45" table:formula="of:=[.R5]+1" office:value-type="date" office:date-value="2021-09-21" calcext:value-type="date">
            <text:p>21</text:p>
          </table:table-cell>
          <table:table-cell table:style-name="ce45" table:formula="of:=[.S5]+1" office:value-type="date" office:date-value="2021-09-22" calcext:value-type="date">
            <text:p>22</text:p>
          </table:table-cell>
          <table:table-cell table:style-name="ce45" table:formula="of:=[.T5]+1" office:value-type="date" office:date-value="2021-09-23" calcext:value-type="date">
            <text:p>23</text:p>
          </table:table-cell>
          <table:table-cell table:style-name="ce47" table:formula="of:=[.U5]+1" office:value-type="date" office:date-value="2021-09-24" calcext:value-type="date">
            <text:p>24</text:p>
          </table:table-cell>
          <table:table-cell table:style-name="ce41" table:formula="of:=[.V5]+1" office:value-type="date" office:date-value="2021-09-25" calcext:value-type="date">
            <text:p>25</text:p>
          </table:table-cell>
          <table:table-cell table:style-name="ce45" table:formula="of:=[.W5]+1" office:value-type="date" office:date-value="2021-09-26" calcext:value-type="date">
            <text:p>26</text:p>
          </table:table-cell>
          <table:table-cell table:style-name="ce45" table:formula="of:=[.X5]+1" office:value-type="date" office:date-value="2021-09-27" calcext:value-type="date">
            <text:p>27</text:p>
          </table:table-cell>
          <table:table-cell table:style-name="ce45" table:formula="of:=[.Y5]+1" office:value-type="date" office:date-value="2021-09-28" calcext:value-type="date">
            <text:p>28</text:p>
          </table:table-cell>
          <table:table-cell table:style-name="ce45" table:formula="of:=[.Z5]+1" office:value-type="date" office:date-value="2021-09-29" calcext:value-type="date">
            <text:p>29</text:p>
          </table:table-cell>
          <table:table-cell table:style-name="ce45" table:formula="of:=[.AA5]+1" office:value-type="date" office:date-value="2021-09-30" calcext:value-type="date">
            <text:p>30</text:p>
          </table:table-cell>
          <table:table-cell table:style-name="ce47" table:formula="of:=[.AB5]+1" office:value-type="date" office:date-value="2021-10-01" calcext:value-type="date">
            <text:p>01</text:p>
          </table:table-cell>
          <table:table-cell table:style-name="ce41" table:formula="of:=[.AC5]+1" office:value-type="date" office:date-value="2021-10-02" calcext:value-type="date">
            <text:p>02</text:p>
          </table:table-cell>
          <table:table-cell table:style-name="ce45" table:formula="of:=[.AD5]+1" office:value-type="date" office:date-value="2021-10-03" calcext:value-type="date">
            <text:p>03</text:p>
          </table:table-cell>
          <table:table-cell table:style-name="ce45" table:formula="of:=[.AE5]+1" office:value-type="date" office:date-value="2021-10-04" calcext:value-type="date">
            <text:p>04</text:p>
          </table:table-cell>
          <table:table-cell table:style-name="ce45" table:formula="of:=[.AF5]+1" office:value-type="date" office:date-value="2021-10-05" calcext:value-type="date">
            <text:p>05</text:p>
          </table:table-cell>
          <table:table-cell table:style-name="ce45" table:formula="of:=[.AG5]+1" office:value-type="date" office:date-value="2021-10-06" calcext:value-type="date">
            <text:p>06</text:p>
          </table:table-cell>
          <table:table-cell table:style-name="ce45" table:formula="of:=[.AH5]+1" office:value-type="date" office:date-value="2021-10-07" calcext:value-type="date">
            <text:p>07</text:p>
          </table:table-cell>
          <table:table-cell table:style-name="ce47" table:formula="of:=[.AI5]+1" office:value-type="date" office:date-value="2021-10-08" calcext:value-type="date">
            <text:p>08</text:p>
          </table:table-cell>
          <table:table-cell table:style-name="ce41" table:formula="of:=[.AJ5]+1" office:value-type="date" office:date-value="2021-10-09" calcext:value-type="date">
            <text:p>09</text:p>
          </table:table-cell>
          <table:table-cell table:style-name="ce45" table:formula="of:=[.AK5]+1" office:value-type="date" office:date-value="2021-10-10" calcext:value-type="date">
            <text:p>10</text:p>
          </table:table-cell>
          <table:table-cell table:style-name="ce45" table:formula="of:=[.AL5]+1" office:value-type="date" office:date-value="2021-10-11" calcext:value-type="date">
            <text:p>11</text:p>
          </table:table-cell>
          <table:table-cell table:style-name="ce45" table:formula="of:=[.AM5]+1" office:value-type="date" office:date-value="2021-10-12" calcext:value-type="date">
            <text:p>12</text:p>
          </table:table-cell>
          <table:table-cell table:style-name="ce45" table:formula="of:=[.AN5]+1" office:value-type="date" office:date-value="2021-10-13" calcext:value-type="date">
            <text:p>13</text:p>
          </table:table-cell>
          <table:table-cell table:style-name="ce45" table:formula="of:=[.AO5]+1" office:value-type="date" office:date-value="2021-10-14" calcext:value-type="date">
            <text:p>14</text:p>
          </table:table-cell>
          <table:table-cell table:style-name="ce47" table:formula="of:=[.AP5]+1" office:value-type="date" office:date-value="2021-10-15" calcext:value-type="date">
            <text:p>15</text:p>
          </table:table-cell>
          <table:table-cell table:style-name="ce47" table:formula="of:=[.AQ5]+1" office:value-type="date" office:date-value="2021-10-16" calcext:value-type="date">
            <text:p>16</text:p>
          </table:table-cell>
          <table:table-cell table:number-columns-repeated="980"/>
        </table:table-row>
        <table:table-row table:style-name="ro8">
          <table:table-cell table:style-name="ce28" office:value-type="string" calcext:value-type="string">
            <text:p>TAREA</text:p>
          </table:table-cell>
          <table:table-cell table:style-name="ce28" office:value-type="string" calcext:value-type="string">
            <text:p>RESPONSABLE</text:p>
          </table:table-cell>
          <table:table-cell table:style-name="ce28" office:value-type="string" calcext:value-type="string">
            <text:p>PROGRESO</text:p>
          </table:table-cell>
          <table:table-cell table:style-name="ce28" office:value-type="string" calcext:value-type="string">
            <text:p>INICIO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PH</text:p>
          </table:table-cell>
          <table:table-cell table:style-name="ce28" office:value-type="string" calcext:value-type="string">
            <text:p>HR</text:p>
          </table:table-cell>
          <table:table-cell table:style-name="ce28"/>
          <table:table-cell table:style-name="ce42" table:formula="of:=UPPER(LEFT(TEXT([.I5];&quot;DDD&quot;)))" office:value-type="string" office:string-value="S" calcext:value-type="string">
            <text:p>S</text:p>
          </table:table-cell>
          <table:table-cell table:style-name="ce42" table:formula="of:=UPPER(LEFT(TEXT([.J5];&quot;DDD&quot;)))" office:value-type="string" office:string-value="D" calcext:value-type="string">
            <text:p>D</text:p>
          </table:table-cell>
          <table:table-cell table:style-name="ce42" table:formula="of:=UPPER(LEFT(TEXT([.K5];&quot;DDD&quot;)))" office:value-type="string" office:string-value="L" calcext:value-type="string">
            <text:p>L</text:p>
          </table:table-cell>
          <table:table-cell table:style-name="ce42" table:formula="of:=UPPER(LEFT(TEXT([.L5];&quot;DDD&quot;)))" office:value-type="string" office:string-value="M" calcext:value-type="string">
            <text:p>M</text:p>
          </table:table-cell>
          <table:table-cell table:style-name="ce42" table:formula="of:=UPPER(LEFT(TEXT([.M5];&quot;DDD&quot;)))" office:value-type="string" office:string-value="M" calcext:value-type="string">
            <text:p>M</text:p>
          </table:table-cell>
          <table:table-cell table:style-name="ce42" table:formula="of:=UPPER(LEFT(TEXT([.N5];&quot;DDD&quot;)))" office:value-type="string" office:string-value="J" calcext:value-type="string">
            <text:p>J</text:p>
          </table:table-cell>
          <table:table-cell table:style-name="ce42" table:formula="of:=UPPER(LEFT(TEXT([.O5];&quot;DDD&quot;)))" office:value-type="string" office:string-value="V" calcext:value-type="string">
            <text:p>V</text:p>
          </table:table-cell>
          <table:table-cell table:style-name="ce42" table:formula="of:=UPPER(LEFT(TEXT([.P5];&quot;DDD&quot;)))" office:value-type="string" office:string-value="S" calcext:value-type="string">
            <text:p>S</text:p>
          </table:table-cell>
          <table:table-cell table:style-name="ce42" table:formula="of:=UPPER(LEFT(TEXT([.Q5];&quot;DDD&quot;)))" office:value-type="string" office:string-value="D" calcext:value-type="string">
            <text:p>D</text:p>
          </table:table-cell>
          <table:table-cell table:style-name="ce42" table:formula="of:=UPPER(LEFT(TEXT([.R5];&quot;DDD&quot;)))" office:value-type="string" office:string-value="L" calcext:value-type="string">
            <text:p>L</text:p>
          </table:table-cell>
          <table:table-cell table:style-name="ce42" table:formula="of:=UPPER(LEFT(TEXT([.S5];&quot;DDD&quot;)))" office:value-type="string" office:string-value="M" calcext:value-type="string">
            <text:p>M</text:p>
          </table:table-cell>
          <table:table-cell table:style-name="ce42" table:formula="of:=UPPER(LEFT(TEXT([.T5];&quot;DDD&quot;)))" office:value-type="string" office:string-value="M" calcext:value-type="string">
            <text:p>M</text:p>
          </table:table-cell>
          <table:table-cell table:style-name="ce42" table:formula="of:=UPPER(LEFT(TEXT([.U5];&quot;DDD&quot;)))" office:value-type="string" office:string-value="J" calcext:value-type="string">
            <text:p>J</text:p>
          </table:table-cell>
          <table:table-cell table:style-name="ce42" table:formula="of:=UPPER(LEFT(TEXT([.V5];&quot;DDD&quot;)))" office:value-type="string" office:string-value="V" calcext:value-type="string">
            <text:p>V</text:p>
          </table:table-cell>
          <table:table-cell table:style-name="ce42" table:formula="of:=UPPER(LEFT(TEXT([.W5];&quot;DDD&quot;)))" office:value-type="string" office:string-value="S" calcext:value-type="string">
            <text:p>S</text:p>
          </table:table-cell>
          <table:table-cell table:style-name="ce42" table:formula="of:=UPPER(LEFT(TEXT([.X5];&quot;DDD&quot;)))" office:value-type="string" office:string-value="D" calcext:value-type="string">
            <text:p>D</text:p>
          </table:table-cell>
          <table:table-cell table:style-name="ce42" table:formula="of:=UPPER(LEFT(TEXT([.Y5];&quot;DDD&quot;)))" office:value-type="string" office:string-value="L" calcext:value-type="string">
            <text:p>L</text:p>
          </table:table-cell>
          <table:table-cell table:style-name="ce42" table:formula="of:=UPPER(LEFT(TEXT([.Z5];&quot;DDD&quot;)))" office:value-type="string" office:string-value="M" calcext:value-type="string">
            <text:p>M</text:p>
          </table:table-cell>
          <table:table-cell table:style-name="ce42" table:formula="of:=UPPER(LEFT(TEXT([.AA5];&quot;DDD&quot;)))" office:value-type="string" office:string-value="M" calcext:value-type="string">
            <text:p>M</text:p>
          </table:table-cell>
          <table:table-cell table:style-name="ce42" table:formula="of:=UPPER(LEFT(TEXT([.AB5];&quot;DDD&quot;)))" office:value-type="string" office:string-value="J" calcext:value-type="string">
            <text:p>J</text:p>
          </table:table-cell>
          <table:table-cell table:style-name="ce42" table:formula="of:=UPPER(LEFT(TEXT([.AC5];&quot;DDD&quot;)))" office:value-type="string" office:string-value="V" calcext:value-type="string">
            <text:p>V</text:p>
          </table:table-cell>
          <table:table-cell table:style-name="ce42" table:formula="of:=UPPER(LEFT(TEXT([.AD5];&quot;DDD&quot;)))" office:value-type="string" office:string-value="S" calcext:value-type="string">
            <text:p>S</text:p>
          </table:table-cell>
          <table:table-cell table:style-name="ce42" table:formula="of:=UPPER(LEFT(TEXT([.AE5];&quot;DDD&quot;)))" office:value-type="string" office:string-value="D" calcext:value-type="string">
            <text:p>D</text:p>
          </table:table-cell>
          <table:table-cell table:style-name="ce42" table:formula="of:=UPPER(LEFT(TEXT([.AF5];&quot;DDD&quot;)))" office:value-type="string" office:string-value="L" calcext:value-type="string">
            <text:p>L</text:p>
          </table:table-cell>
          <table:table-cell table:style-name="ce42" table:formula="of:=UPPER(LEFT(TEXT([.AG5];&quot;DDD&quot;)))" office:value-type="string" office:string-value="M" calcext:value-type="string">
            <text:p>M</text:p>
          </table:table-cell>
          <table:table-cell table:style-name="ce42" table:formula="of:=UPPER(LEFT(TEXT([.AH5];&quot;DDD&quot;)))" office:value-type="string" office:string-value="M" calcext:value-type="string">
            <text:p>M</text:p>
          </table:table-cell>
          <table:table-cell table:style-name="ce42" table:formula="of:=UPPER(LEFT(TEXT([.AI5];&quot;DDD&quot;)))" office:value-type="string" office:string-value="J" calcext:value-type="string">
            <text:p>J</text:p>
          </table:table-cell>
          <table:table-cell table:style-name="ce42" table:formula="of:=UPPER(LEFT(TEXT([.AJ5];&quot;DDD&quot;)))" office:value-type="string" office:string-value="V" calcext:value-type="string">
            <text:p>V</text:p>
          </table:table-cell>
          <table:table-cell table:style-name="ce42" table:formula="of:=UPPER(LEFT(TEXT([.AK5];&quot;DDD&quot;)))" office:value-type="string" office:string-value="S" calcext:value-type="string">
            <text:p>S</text:p>
          </table:table-cell>
          <table:table-cell table:style-name="ce42" table:formula="of:=UPPER(LEFT(TEXT([.AL5];&quot;DDD&quot;)))" office:value-type="string" office:string-value="D" calcext:value-type="string">
            <text:p>D</text:p>
          </table:table-cell>
          <table:table-cell table:style-name="ce42" table:formula="of:=UPPER(LEFT(TEXT([.AM5];&quot;DDD&quot;)))" office:value-type="string" office:string-value="L" calcext:value-type="string">
            <text:p>L</text:p>
          </table:table-cell>
          <table:table-cell table:style-name="ce42" table:formula="of:=UPPER(LEFT(TEXT([.AN5];&quot;DDD&quot;)))" office:value-type="string" office:string-value="M" calcext:value-type="string">
            <text:p>M</text:p>
          </table:table-cell>
          <table:table-cell table:style-name="ce42" table:formula="of:=UPPER(LEFT(TEXT([.AO5];&quot;DDD&quot;)))" office:value-type="string" office:string-value="M" calcext:value-type="string">
            <text:p>M</text:p>
          </table:table-cell>
          <table:table-cell table:style-name="ce42" table:formula="of:=UPPER(LEFT(TEXT([.AP5];&quot;DDD&quot;)))" office:value-type="string" office:string-value="J" calcext:value-type="string">
            <text:p>J</text:p>
          </table:table-cell>
          <table:table-cell table:style-name="ce42" table:formula="of:=UPPER(LEFT(TEXT([.AQ5];&quot;DDD&quot;)))" office:value-type="string" office:string-value="V" calcext:value-type="string">
            <text:p>V</text:p>
          </table:table-cell>
          <table:table-cell table:style-name="ce42" table:formula="of:=UPPER(LEFT(TEXT([.AR5];&quot;DDD&quot;)))" office:value-type="string" office:string-value="S" calcext:value-type="string">
            <text:p>S</text:p>
          </table:table-cell>
          <table:table-cell table:number-columns-repeated="980"/>
        </table:table-row>
        <table:table-row table:style-name="ro8">
          <table:table-cell table:style-name="ce29" office:value-type="string" calcext:value-type="string">
            <text:p>PROYECTO</text:p>
          </table:table-cell>
          <table:table-cell table:style-name="ce29"/>
          <table:table-cell table:style-name="ce179" table:formula="of:=([.C8]+[.C15]+[.C21]+[.C28])/4" office:value-type="percentage" office:value="0.425" calcext:value-type="percentage">
            <text:p>43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10-16" calcext:value-type="date">
            <text:p>16/10/2021</text:p>
          </table:table-cell>
          <table:table-cell table:style-name="ce130" table:number-columns-repeated="2"/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8">
          <table:table-cell table:style-name="ce29" office:value-type="string" calcext:value-type="string">
            <text:p>ÉPICA 1</text:p>
          </table:table-cell>
          <table:table-cell table:style-name="ce29"/>
          <table:table-cell table:style-name="ce112" office:value-type="percentage" office:value="1" calcext:value-type="percentage">
            <text:p>100%</text:p>
          </table:table-cell>
          <table:table-cell table:style-name="ce190" office:value-type="date" office:date-value="2021-09-11" calcext:value-type="date">
            <text:p>11/09/2021</text:p>
          </table:table-cell>
          <table:table-cell table:style-name="ce190" office:value-type="date" office:date-value="2021-09-19" calcext:value-type="date">
            <text:p>19/09/2021</text:p>
          </table:table-cell>
          <table:table-cell table:style-name="ce130" table:formula="of:=[$Backlog.D5]" office:value-type="float" office:value="100" calcext:value-type="float">
            <text:p>100</text:p>
          </table:table-cell>
          <table:table-cell table:style-name="ce130" table:formula="of:=[.C8]*[.F8]" office:value-type="float" office:value="100" calcext:value-type="float">
            <text:p>100</text:p>
          </table:table-cell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8">
          <table:table-cell table:style-name="ce84" office:value-type="string" calcext:value-type="string">
            <text:p>Tarea 1,1</text:p>
          </table:table-cell>
          <table:table-cell table:style-name="ce84" office:value-type="string" calcext:value-type="string">
            <text:p>Sofía</text:p>
          </table:table-cell>
          <table:table-cell table:style-name="ce99" office:value-type="percentage" office:value="1" calcext:value-type="percentage">
            <text:p>100%</text:p>
          </table:table-cell>
          <table:table-cell table:style-name="ce191" office:value-type="date" office:date-value="2021-09-11" calcext:value-type="date">
            <text:p>11/09/2021</text:p>
          </table:table-cell>
          <table:table-cell table:style-name="ce191" office:value-type="date" office:date-value="2021-09-13" calcext:value-type="date">
            <text:p>13/09/2021</text:p>
          </table:table-cell>
          <table:table-cell table:style-name="ce131" office:value-type="float" office:value="10" calcext:value-type="float">
            <text:p>10</text:p>
          </table:table-cell>
          <table:table-cell table:style-name="ce200" table:formula="of:=[.C9]*[.F9]" office:value-type="float" office:value="10" calcext:value-type="float">
            <text:p>10</text:p>
          </table:table-cell>
          <table:table-cell table:style-name="ce84"/>
          <table:table-cell table:style-name="ce102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1,2</text:p>
          </table:table-cell>
          <table:table-cell table:style-name="ce30" office:value-type="string" calcext:value-type="string">
            <text:p>Juan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192" office:value-type="date" office:date-value="2021-09-13" calcext:value-type="date">
            <text:p>13/09/2021</text:p>
          </table:table-cell>
          <table:table-cell table:style-name="ce192" office:value-type="date" office:date-value="2021-09-14" calcext:value-type="date">
            <text:p>14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00" table:formula="of:=[.C10]*[.F10]" office:value-type="float" office:value="20" calcext:value-type="float">
            <text:p>2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1,3</text:p>
          </table:table-cell>
          <table:table-cell table:style-name="ce30" office:value-type="string" calcext:value-type="string">
            <text:p>Julia, Luis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192" office:value-type="date" office:date-value="2021-09-14" calcext:value-type="date">
            <text:p>14/09/2021</text:p>
          </table:table-cell>
          <table:table-cell table:style-name="ce192" office:value-type="date" office:date-value="2021-09-16" calcext:value-type="date">
            <text:p>16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200" table:formula="of:=[.C11]*[.F11]" office:value-type="float" office:value="16" calcext:value-type="float">
            <text:p>16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1,5</text:p>
          </table:table-cell>
          <table:table-cell table:style-name="ce30" office:value-type="string" calcext:value-type="string">
            <text:p>Adriana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192" office:value-type="date" office:date-value="2021-09-15" calcext:value-type="date">
            <text:p>15/09/2021</text:p>
          </table:table-cell>
          <table:table-cell table:style-name="ce192" office:value-type="date" office:date-value="2021-09-16" calcext:value-type="date">
            <text:p>16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00" table:formula="of:=[.C12]*[.F12]" office:value-type="float" office:value="10" calcext:value-type="float">
            <text:p>1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1,4</text:p>
          </table:table-cell>
          <table:table-cell table:style-name="ce30" office:value-type="string" calcext:value-type="string">
            <text:p>Luis 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192" office:value-type="date" office:date-value="2021-09-16" calcext:value-type="date">
            <text:p>16/09/2021</text:p>
          </table:table-cell>
          <table:table-cell table:style-name="ce192" office:value-type="date" office:date-value="2021-09-19" calcext:value-type="date">
            <text:p>19/09/2021</text:p>
          </table:table-cell>
          <table:table-cell table:style-name="ce132" office:value-type="float" office:value="10" calcext:value-type="float">
            <text:p>10</text:p>
          </table:table-cell>
          <table:table-cell table:style-name="ce200" table:formula="of:=[.C13]*[.F13]" office:value-type="float" office:value="10" calcext:value-type="float">
            <text:p>1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29" office:value-type="string" calcext:value-type="string">
            <text:p>ÉPICA 2</text:p>
          </table:table-cell>
          <table:table-cell table:style-name="ce29"/>
          <table:table-cell table:style-name="ce183" table:formula="of:=([.C16]+[.C17]+[.C18]+[.C19])/4" office:value-type="percentage" office:value="0.7" calcext:value-type="percentage">
            <text:p>70%</text:p>
          </table:table-cell>
          <table:table-cell table:style-name="ce192" office:value-type="date" office:date-value="2021-09-20" calcext:value-type="date">
            <text:p>20/09/2021</text:p>
          </table:table-cell>
          <table:table-cell table:style-name="ce192" office:value-type="date" office:date-value="2021-09-26" calcext:value-type="date">
            <text:p>26/09/2021</text:p>
          </table:table-cell>
          <table:table-cell table:style-name="ce130" table:formula="of:=[$Backlog.D12]" office:value-type="float" office:value="140" calcext:value-type="float">
            <text:p>140</text:p>
          </table:table-cell>
          <table:table-cell table:style-name="ce130" table:formula="of:=[.C15]*[.F15]" office:value-type="float" office:value="98" calcext:value-type="float">
            <text:p>98</text:p>
          </table:table-cell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8">
          <table:table-cell table:style-name="ce30" office:value-type="string" calcext:value-type="string">
            <text:p>Tarea 2,1</text:p>
          </table:table-cell>
          <table:table-cell table:style-name="ce175" office:value-type="string" calcext:value-type="string">
            <text:p>Luis,Adriana</text:p>
          </table:table-cell>
          <table:table-cell table:style-name="ce184" office:value-type="percentage" office:value="1" calcext:value-type="percentage">
            <text:p>100%</text:p>
          </table:table-cell>
          <table:table-cell table:style-name="ce192" office:value-type="date" office:date-value="2021-09-20" calcext:value-type="date">
            <text:p>20/09/2021</text:p>
          </table:table-cell>
          <table:table-cell table:style-name="ce192" office:value-type="date" office:date-value="2021-09-21" calcext:value-type="date">
            <text:p>21/09/2021</text:p>
          </table:table-cell>
          <table:table-cell table:style-name="ce131" office:value-type="float" office:value="20" calcext:value-type="float">
            <text:p>20</text:p>
          </table:table-cell>
          <table:table-cell table:style-name="ce200" table:formula="of:=[.C16]*[.F16]" office:value-type="float" office:value="20" calcext:value-type="float">
            <text:p>20</text:p>
          </table:table-cell>
          <table:table-cell table:style-name="ce30"/>
          <table:table-cell table:style-name="ce43" table:number-columns-repeated="11"/>
          <table:table-cell table:style-name="ce43" office:value-type="string" calcext:value-type="string">
            <text:p><text:s/></text:p>
          </table:table-cell>
          <table:table-cell table:style-name="ce43" table:number-columns-repeated="24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2,2</text:p>
          </table:table-cell>
          <table:table-cell table:style-name="ce175" office:value-type="string" calcext:value-type="string">
            <text:p>Luis,Sofia</text:p>
          </table:table-cell>
          <table:table-cell table:style-name="ce184" office:value-type="percentage" office:value="1" calcext:value-type="percentage">
            <text:p>100%</text:p>
          </table:table-cell>
          <table:table-cell table:style-name="ce192" office:value-type="date" office:date-value="2021-09-21" calcext:value-type="date">
            <text:p>21/09/2021</text:p>
          </table:table-cell>
          <table:table-cell table:style-name="ce192" office:value-type="date" office:date-value="2021-09-22" calcext:value-type="date">
            <text:p>22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00" table:formula="of:=[.C17]*[.F17]" office:value-type="float" office:value="20" calcext:value-type="float">
            <text:p>2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2,3</text:p>
          </table:table-cell>
          <table:table-cell table:style-name="ce175" office:value-type="string" calcext:value-type="string">
            <text:p>Adriana,Juan </text:p>
          </table:table-cell>
          <table:table-cell table:style-name="ce184" office:value-type="percentage" office:value="0.7" calcext:value-type="percentage">
            <text:p>70%</text:p>
          </table:table-cell>
          <table:table-cell table:style-name="ce192" office:value-type="date" office:date-value="2021-09-22" calcext:value-type="date">
            <text:p>22/09/2021</text:p>
          </table:table-cell>
          <table:table-cell table:style-name="ce192" office:value-type="date" office:date-value="2021-09-24" calcext:value-type="date">
            <text:p>24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200" table:formula="of:=[.C18]*[.F18]" office:value-type="float" office:value="28" calcext:value-type="float">
            <text:p>28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2,4</text:p>
          </table:table-cell>
          <table:table-cell table:style-name="ce175" office:value-type="string" calcext:value-type="string">
            <text:p>Sofia,Julia</text:p>
          </table:table-cell>
          <table:table-cell table:style-name="ce184" office:value-type="percentage" office:value="0.1" calcext:value-type="percentage">
            <text:p>10%</text:p>
          </table:table-cell>
          <table:table-cell table:style-name="ce192" office:value-type="date" office:date-value="2021-09-24" calcext:value-type="date">
            <text:p>24/09/2021</text:p>
          </table:table-cell>
          <table:table-cell table:style-name="ce192" office:value-type="date" office:date-value="2021-09-26" calcext:value-type="date">
            <text:p>26/09/2021</text:p>
          </table:table-cell>
          <table:table-cell table:style-name="ce132" office:value-type="float" office:value="60" calcext:value-type="float">
            <text:p>60</text:p>
          </table:table-cell>
          <table:table-cell table:style-name="ce200" table:formula="of:=[.C19]*[.F19]" office:value-type="float" office:value="6" calcext:value-type="float">
            <text:p>6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table:number-columns-repeated="2"/>
          <table:table-cell table:style-name="ce184"/>
          <table:table-cell table:style-name="ce35" table:number-columns-repeated="2"/>
          <table:table-cell table:style-name="ce132"/>
          <table:table-cell table:style-name="ce200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29" office:value-type="string" calcext:value-type="string">
            <text:p>ÉPICA 3</text:p>
          </table:table-cell>
          <table:table-cell table:style-name="ce29"/>
          <table:table-cell table:style-name="ce185" table:formula="of:=([.C22]+[.C23]+[.C24]+[.C25]+[.C26])/5" office:value-type="percentage" office:value="0" calcext:value-type="percentage">
            <text:p>0%</text:p>
          </table:table-cell>
          <table:table-cell table:style-name="ce192" table:number-columns-repeated="2"/>
          <table:table-cell table:style-name="ce130" table:number-columns-repeated="2"/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8">
          <table:table-cell table:style-name="ce30" office:value-type="string" calcext:value-type="string">
            <text:p>Tarea 3,1</text:p>
          </table:table-cell>
          <table:table-cell table:style-name="ce30" office:value-type="string" calcext:value-type="string">
            <text:p>Luis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3,2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3,3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3,4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3,5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number-columns-repeated="3"/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174" office:value-type="string" calcext:value-type="string">
            <text:p>ÉPICA 4</text:p>
          </table:table-cell>
          <table:table-cell table:style-name="ce175"/>
          <table:table-cell table:style-name="ce186" table:formula="of:=([.C29]+[.C30]+[.C31]+[.C32]+[.C33])/5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175" office:value-type="string" calcext:value-type="string">
            <text:p>Tarea 4,1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175" office:value-type="string" calcext:value-type="string">
            <text:p>Tarea 4,2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175" office:value-type="string" calcext:value-type="string">
            <text:p>Tarea 4,3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175" office:value-type="string" calcext:value-type="string">
            <text:p>Tarea 4,4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175" office:value-type="string" calcext:value-type="string">
            <text:p>Tarea 4,5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Cronograma.C10:Cronograma.C14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I8:Cronograma.AR33 Cronograma.I7:Cronograma.AK14 Cronograma.AL7:Cronograma.AR7">
            <calcext:condition calcext:apply-style-name="Sin título3" calcext:value="formula-is(AND([.I$5]&gt;=[.$D7];[.I$5]&lt;=((([.$E7]-[.$D7]+1)*[.$C7])+[.$D7]-1)))" calcext:base-cell-address="Cronograma.I7"/>
            <calcext:condition calcext:apply-style-name="Sin título2" calcext:value="formula-is(AND([.I$5]&gt;=[.$D7];[.I$5]&lt;=[.$E7]))" calcext:base-cell-address="Cronograma.I7"/>
            <calcext:condition calcext:apply-style-name="Sin título10" calcext:value="formula-is([.I$5]=TODAY())" calcext:base-cell-address="Cronograma.I7"/>
          </calcext:conditional-format>
          <calcext:conditional-format calcext:target-range-address="Cronograma.C9:Cronograma.C9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7:Cronograma.C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8:Cronograma.C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2:Cronograma.C26 Cronograma.C16:Cronograma.C20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15:Cronograma.C15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1:Cronograma.C21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8:Cronograma.C2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9:Cronograma.C33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08">
      <number:day number:style="long"/>
    </number:date-style>
    <number:date-style style:name="N109">
      <number:day-of-week/>
      <number:text>,</number:text>
      <number:day number:style="long"/>
      <number:text>/</number:text>
      <number:month number:style="long"/>
      <number:text>/</number:text>
      <number:year number:style="long"/>
    </number:date-style>
    <number:currency-style style:name="N111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4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4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5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2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text> </number:text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5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468a1a"/>
    </style:style>
    <style:style style:name="Sin_20_título2" style:display-name="Sin título2" style:family="table-cell" style:parent-style-name="Default">
      <style:table-cell-properties fo:background-color="#5983b0"/>
    </style:style>
    <style:style style:name="Sin_20_título3" style:display-name="Sin título3" style:family="table-cell" style:parent-style-name="Default">
      <style:table-cell-properties fo:background-color="#81d41a"/>
    </style:style>
    <style:style style:name="Sin_20_título4" style:display-name="Sin título4" style:family="table-cell" style:parent-style-name="Default">
      <style:table-cell-properties fo:border-bottom="none" style:diagonal-bl-tr="none" style:diagonal-tl-br="none" fo:border-left="0.06pt solid #00a933" fo:border-right="0.06pt solid #00a933" fo:border-top="none"/>
    </style:style>
    <style:style style:name="Sin_20_título5" style:display-name="Sin título5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6" style:display-name="Sin título6" style:family="table-cell" style:parent-style-name="Default">
      <style:table-cell-properties fo:border-bottom="none" style:diagonal-bl-tr="none" style:diagonal-tl-br="none" fo:border-left="0.06pt solid #ff4000" fo:border-right="0.06pt solid #ff4000" fo:border-top="none"/>
    </style:style>
    <style:style style:name="Sin_20_título7" style:display-name="Sin título7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8" style:display-name="Sin título8" style:family="table-cell" style:parent-style-name="Default">
      <style:table-cell-properties fo:border-bottom="none" fo:background-color="#afd095" style:diagonal-bl-tr="none" style:diagonal-tl-br="none" fo:border-left="0.06pt groove #ff0000" fo:border-right="0.06pt groove #ff0000" fo:border-top="none"/>
    </style:style>
    <style:style style:name="Sin_20_título9" style:display-name="Sin título9" style:family="table-cell" style:parent-style-name="Default">
      <style:table-cell-properties fo:border-bottom="0.06pt solid #666666" style:diagonal-bl-tr="none" style:diagonal-tl-br="none" fo:border-left="0.06pt solid #ff0000" fo:border-right="0.06pt solid #ff0000" fo:border-top="0.06pt solid #666666"/>
    </style:style>
    <style:style style:name="Sin_20_título10" style:display-name="Sin título10" style:family="table-cell" style:parent-style-name="Default">
      <style:table-cell-properties fo:border-bottom="0.06pt solid #999999" style:diagonal-bl-tr="none" style:diagonal-tl-br="none" fo:border-left="0.06pt solid #ff0000" fo:border-right="0.06pt solid #ff0000" fo:border-top="0.06pt solid #999999"/>
    </style:style>
    <style:style style:name="Sin_20_título11" style:display-name="Sin título11" style:family="table-cell" style:parent-style-name="Default">
      <style:table-cell-properties fo:background-color="#a7074b"/>
    </style:style>
    <style:style style:name="ConditionalStyle_5f_1" style:display-name="ConditionalStyle_1" style:family="table-cell" style:parent-style-name="Default">
      <style:table-cell-properties fo:background-color="#81d41a"/>
    </style:style>
    <style:style style:name="ConditionalStyle_5f_2" style:display-name="ConditionalStyle_2" style:family="table-cell" style:parent-style-name="Default">
      <style:table-cell-properties fo:background-color="#5983b0"/>
    </style:style>
    <style:style style:name="ConditionalStyle_5f_3" style:display-name="ConditionalStyle_3" style:family="table-cell" style:parent-style-name="Default">
      <style:table-cell-properties style:diagonal-bl-tr="none" style:diagonal-tl-br="none"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11:18:11.7834880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21:10:10.076375454</meta:creation-date>
    <dc:date>2021-09-28T11:30:18.131680423</dc:date>
    <meta:editing-duration>PT14H44M47S</meta:editing-duration>
    <meta:editing-cycles>69</meta:editing-cycles>
    <meta:generator>LibreOffice/7.0.4.2$Linux_X86_64 LibreOffice_project/00$Build-2</meta:generator>
    <meta:document-statistic meta:table-count="6" meta:cell-count="68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7cm" svg:height="9.083cm" xlink:href=".." xlink:type="simple" chart:class="chart:line" chart:style-name="ch1">
        <chart:legend chart:legend-position="end" svg:x="12.628cm" svg:y="3.993cm" style:legend-expansion="high" chart:style-name="ch2"/>
        <chart:plot-area chart:style-name="ch3" table:cell-range-address="BurnDownChart.B15:BurnDownChart.D21" chart:data-source-has-labels="both" svg:x="0.299cm" svg:y="0.181cm" svg:width="12.03cm" svg:height="8.721cm">
          <chart:coordinate-region svg:x="1.106cm" svg:y="0.38cm" svg:width="10.56cm" svg:height="7.875cm"/>
          <chart:axis chart:dimension="x" chart:name="primary-x" chart:style-name="ch4" chartooo:axis-type="auto">
            <chartooo:date-scale/>
            <chart:categories table:cell-range-address="BurnDownChart.B16:BurnDownChart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rnDownChart.C16:BurnDownChart.C21" chart:label-cell-address="BurnDownChart.C15:BurnDownChart.C15" chart:class="chart:line">
            <chart:data-point chart:repeated="6"/>
          </chart:series>
          <chart:series chart:style-name="ch8" chart:values-cell-range-address="BurnDownChart.D16:BurnDownChart.D21" chart:label-cell-address="BurnDownChart.D15:BurnDownChart.D1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15:BurnDownChart.C15</svg:desc>
                </draw:g>
              </table:table-cell>
              <table:table-cell office:value-type="string">
                <text:p>REAL</text:p>
                <draw:g>
                  <svg:desc>BurnDownChart.D15:BurnDownChart.D15</svg:desc>
                </draw:g>
              </table:table-cell>
            </table:table-row>
          </table:table-header-rows>
          <table:table-rows>
            <table:table-row>
              <table:table-cell office:value-type="float" office:value="44450">
                <text:p>44450</text:p>
                <draw:g>
                  <svg:desc>BurnDownChart.B16:BurnDownChart.B21</svg:desc>
                </draw:g>
              </table:table-cell>
              <table:table-cell office:value-type="float" office:value="100">
                <text:p>100</text:p>
                <draw:g>
                  <svg:desc>BurnDownChart.C16:BurnDownChart.C21</svg:desc>
                </draw:g>
              </table:table-cell>
              <table:table-cell office:value-type="float" office:value="100">
                <text:p>100</text:p>
                <draw:g>
                  <svg:desc>BurnDownChart.D16:BurnDownChart.D21</svg:desc>
                </draw:g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976cm" svg:height="11.449cm" xlink:href=".." xlink:type="simple" chart:class="chart:line" chart:style-name="ch1">
        <chart:subtitle svg:x="0cm" svg:y="0cm" chart:style-name="ch2">
          <text:p/>
        </chart:subtitle>
        <chart:legend chart:legend-position="end" svg:x="12.627cm" svg:y="5.176cm" style:legend-expansion="high" chart:style-name="ch3"/>
        <chart:plot-area chart:style-name="ch4" table:cell-range-address="BurnDownChart.B42:BurnDownChart.D49" chart:data-source-has-labels="both" svg:x="0.299cm" svg:y="0.228cm" svg:width="12.029cm" svg:height="10.993cm">
          <chart:coordinate-region svg:x="1.107cm" svg:y="0.427cm" svg:width="10.559cm" svg:height="10.147cm"/>
          <chart:axis chart:dimension="x" chart:name="primary-x" chart:style-name="ch5" chartooo:axis-type="auto">
            <chartooo:date-scale/>
            <chart:categories table:cell-range-address="BurnDownChart.B43:BurnDownChart.B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urnDownChart.C43:BurnDownChart.C49" chart:label-cell-address="BurnDownChart.C42:BurnDownChart.C42" chart:class="chart:line">
            <chart:data-point chart:repeated="7"/>
          </chart:series>
          <chart:series chart:style-name="ch9" chart:values-cell-range-address="BurnDownChart.D43:BurnDownChart.D49" chart:label-cell-address="BurnDownChart.D42:BurnDownChart.D4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42:BurnDownChart.C42</svg:desc>
                </draw:g>
              </table:table-cell>
              <table:table-cell office:value-type="string">
                <text:p>REAL</text:p>
                <draw:g>
                  <svg:desc>BurnDownChart.D42:BurnDownChart.D42</svg:desc>
                </draw:g>
              </table:table-cell>
            </table:table-row>
          </table:table-header-rows>
          <table:table-rows>
            <table:table-row>
              <table:table-cell office:value-type="float" office:value="44459">
                <text:p>44459</text:p>
                <draw:g>
                  <svg:desc>BurnDownChart.B43:BurnDownChart.B49</svg:desc>
                </draw:g>
              </table:table-cell>
              <table:table-cell office:value-type="float" office:value="140">
                <text:p>140</text:p>
                <draw:g>
                  <svg:desc>BurnDownChart.C43:BurnDownChart.C49</svg:desc>
                </draw:g>
              </table:table-cell>
              <table:table-cell office:value-type="float" office:value="140">
                <text:p>140</text:p>
                <draw:g>
                  <svg:desc>BurnDownChart.D43:BurnDownChart.D49</svg:desc>
                </draw:g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23.3333333333334">
                <text:p>23.33333333333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976cm" svg:height="11.449cm" xlink:href=".." xlink:type="simple" chart:class="chart:line" chart:style-name="ch1">
        <chart:subtitle svg:x="0cm" svg:y="0cm" chart:style-name="ch2">
          <text:p/>
        </chart:subtitle>
        <chart:legend chart:legend-position="end" svg:x="12.627cm" svg:y="5.176cm" style:legend-expansion="high" chart:style-name="ch3"/>
        <chart:plot-area chart:style-name="ch4" table:cell-range-address="BurnDownChart.B70:BurnDownChart.D77" chart:data-source-has-labels="both" svg:x="0.299cm" svg:y="0.228cm" svg:width="12.029cm" svg:height="10.993cm">
          <chart:coordinate-region svg:x="1.106cm" svg:y="0.427cm" svg:width="10.559cm" svg:height="10.147cm"/>
          <chart:axis chart:dimension="x" chart:name="primary-x" chart:style-name="ch5" chartooo:axis-type="auto">
            <chartooo:date-scale/>
            <chart:categories table:cell-range-address="BurnDownChart.B71:BurnDownChart.B7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urnDownChart.C71:BurnDownChart.C77" chart:label-cell-address="BurnDownChart.C70:BurnDownChart.C70" chart:class="chart:line">
            <chart:data-point chart:repeated="7"/>
          </chart:series>
          <chart:series chart:style-name="ch9" chart:values-cell-range-address="BurnDownChart.D71:BurnDownChart.D77" chart:label-cell-address="BurnDownChart.D70:BurnDownChart.D70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70:BurnDownChart.C70</svg:desc>
                </draw:g>
              </table:table-cell>
              <table:table-cell office:value-type="string">
                <text:p>REAL</text:p>
                <draw:g>
                  <svg:desc>BurnDownChart.D70:BurnDownChart.D70</svg:desc>
                </draw:g>
              </table:table-cell>
            </table:table-row>
          </table:table-header-rows>
          <table:table-rows>
            <table:table-row>
              <table:table-cell office:value-type="float" office:value="44466">
                <text:p>44466</text:p>
                <draw:g>
                  <svg:desc>BurnDownChart.B71:BurnDownChart.B77</svg:desc>
                </draw:g>
              </table:table-cell>
              <table:table-cell office:value-type="float" office:value="160">
                <text:p>160</text:p>
                <draw:g>
                  <svg:desc>BurnDownChart.C71:BurnDownChart.C77</svg:desc>
                </draw:g>
              </table:table-cell>
              <table:table-cell office:value-type="float" office:value="160">
                <text:p>160</text:p>
                <draw:g>
                  <svg:desc>BurnDownChart.D71:BurnDownChart.D77</svg:desc>
                </draw:g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